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1" style:family="table-row">
      <style:table-row-properties style:min-row-height="0.5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2833in" style:rel-column-width="2774*"/>
    </style:style>
    <style:style style:name="Table2.B" style:family="table-column">
      <style:table-column-properties style:column-width="1.7146in" style:rel-column-width="16788*"/>
    </style:style>
    <style:style style:name="Table2.C" style:family="table-column">
      <style:table-column-properties style:column-width="1.6861in" style:rel-column-width="16509*"/>
    </style:style>
    <style:style style:name="Table2.D" style:family="table-column">
      <style:table-column-properties style:column-width="3.009in" style:rel-column-width="2946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7194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2833in" style:rel-column-width="2774*"/>
    </style:style>
    <style:style style:name="Table3.B" style:family="table-column">
      <style:table-column-properties style:column-width="1.7146in" style:rel-column-width="16788*"/>
    </style:style>
    <style:style style:name="Table3.C" style:family="table-column">
      <style:table-column-properties style:column-width="1.6861in" style:rel-column-width="16509*"/>
    </style:style>
    <style:style style:name="Table3.D" style:family="table-column">
      <style:table-column-properties style:column-width="3.009in" style:rel-column-width="2946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3" style:family="table-row">
      <style:table-row-properties style:min-row-height="0.7194in"/>
    </style:style>
    <style:style style:name="Table6.5" style:family="table-row">
      <style:table-row-properties style:min-row-height="0.3882in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2833in" style:rel-column-width="2774*"/>
    </style:style>
    <style:style style:name="Table4.B" style:family="table-column">
      <style:table-column-properties style:column-width="1.7146in" style:rel-column-width="16788*"/>
    </style:style>
    <style:style style:name="Table4.C" style:family="table-column">
      <style:table-column-properties style:column-width="1.6861in" style:rel-column-width="16509*"/>
    </style:style>
    <style:style style:name="Table4.D" style:family="table-column">
      <style:table-column-properties style:column-width="3.009in" style:rel-column-width="2946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3" style:family="table-row">
      <style:table-row-properties style:min-row-height="0.7194in"/>
    </style:style>
    <style:style style:name="Table7.5" style:family="table-row">
      <style:table-row-properties style:min-row-height="0.3882in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2833in" style:rel-column-width="2774*"/>
    </style:style>
    <style:style style:name="Table8.B" style:family="table-column">
      <style:table-column-properties style:column-width="1.7146in" style:rel-column-width="16788*"/>
    </style:style>
    <style:style style:name="Table8.C" style:family="table-column">
      <style:table-column-properties style:column-width="1.6861in" style:rel-column-width="16509*"/>
    </style:style>
    <style:style style:name="Table8.D" style:family="table-column">
      <style:table-column-properties style:column-width="3.009in" style:rel-column-width="29464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3" style:family="table-row">
      <style:table-row-properties style:min-row-height="0.7194in"/>
    </style:style>
    <style:style style:name="Table9.5" style:family="table-row">
      <style:table-row-properties style:min-row-height="0.3882in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0.2833in" style:rel-column-width="2774*"/>
    </style:style>
    <style:style style:name="Table10.B" style:family="table-column">
      <style:table-column-properties style:column-width="1.7146in" style:rel-column-width="16788*"/>
    </style:style>
    <style:style style:name="Table10.C" style:family="table-column">
      <style:table-column-properties style:column-width="1.6861in" style:rel-column-width="16509*"/>
    </style:style>
    <style:style style:name="Table10.D" style:family="table-column">
      <style:table-column-properties style:column-width="3.009in" style:rel-column-width="29464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3" style:family="table-row">
      <style:table-row-properties style:min-row-height="0.7194in"/>
    </style:style>
    <style:style style:name="Table11.5" style:family="table-row">
      <style:table-row-properties style:min-row-height="0.3882in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0.2833in" style:rel-column-width="2774*"/>
    </style:style>
    <style:style style:name="Table12.B" style:family="table-column">
      <style:table-column-properties style:column-width="1.7146in" style:rel-column-width="16788*"/>
    </style:style>
    <style:style style:name="Table12.C" style:family="table-column">
      <style:table-column-properties style:column-width="1.6861in" style:rel-column-width="16509*"/>
    </style:style>
    <style:style style:name="Table12.D" style:family="table-column">
      <style:table-column-properties style:column-width="3.009in" style:rel-column-width="29464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3.3465in" style:rel-column-width="32767*"/>
    </style:style>
    <style:style style:name="Table13.B" style:family="table-column">
      <style:table-column-properties style:column-width="3.3465in" style:rel-column-width="32768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3" style:family="table-row">
      <style:table-row-properties style:min-row-height="0.7194in"/>
    </style:style>
    <style:style style:name="Table13.5" style:family="table-row">
      <style:table-row-properties style:min-row-height="0.3882in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0.625in" style:rel-column-width="900*"/>
    </style:style>
    <style:style style:name="Table14.B" style:family="table-column">
      <style:table-column-properties style:column-width="6.0681in" style:rel-column-width="8738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0.625in" style:rel-column-width="900*"/>
    </style:style>
    <style:style style:name="Table15.B" style:family="table-column">
      <style:table-column-properties style:column-width="6.0681in" style:rel-column-width="8738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0.625in" style:rel-column-width="900*"/>
    </style:style>
    <style:style style:name="Table16.B" style:family="table-column">
      <style:table-column-properties style:column-width="6.0681in" style:rel-column-width="8738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0.625in" style:rel-column-width="900*"/>
    </style:style>
    <style:style style:name="Table17.B" style:family="table-column">
      <style:table-column-properties style:column-width="6.0681in" style:rel-column-width="8738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0.625in" style:rel-column-width="900*"/>
    </style:style>
    <style:style style:name="Table18.B" style:family="table-column">
      <style:table-column-properties style:column-width="6.0681in" style:rel-column-width="8738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0.625in" style:rel-column-width="900*"/>
    </style:style>
    <style:style style:name="Table19.B" style:family="table-column">
      <style:table-column-properties style:column-width="6.0681in" style:rel-column-width="8738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8pt" officeooo:rsid="0009834b" officeooo:paragraph-rsid="0009834b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32pt" officeooo:rsid="0009834b" officeooo:paragraph-rsid="0009834b" style:font-size-asian="28pt" style:font-size-complex="32pt"/>
    </style:style>
    <style:style style:name="P3" style:family="paragraph" style:parent-style-name="Standard">
      <style:paragraph-properties fo:text-align="start" style:justify-single-word="false"/>
      <style:text-properties fo:font-size="24pt" officeooo:rsid="0009834b" officeooo:paragraph-rsid="0009834b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24pt" officeooo:rsid="000b58f4" officeooo:paragraph-rsid="000b58f4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30pt" officeooo:rsid="0009834b" officeooo:paragraph-rsid="0009834b" style:font-size-asian="30pt" style:font-size-complex="30pt"/>
    </style:style>
    <style:style style:name="P6" style:family="paragraph" style:parent-style-name="Standard">
      <style:paragraph-properties fo:text-align="start" style:justify-single-word="false"/>
      <style:text-properties fo:font-size="12pt" officeooo:rsid="0009834b" officeooo:paragraph-rsid="0009834b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3pt" officeooo:rsid="0009834b" officeooo:paragraph-rsid="0009834b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officeooo:rsid="002db176" officeooo:paragraph-rsid="002db176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4pt" officeooo:rsid="000c0639" officeooo:paragraph-rsid="000c0639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0c0639" officeooo:paragraph-rsid="000e0d16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0c0639" officeooo:paragraph-rsid="002141ec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0c0639" officeooo:paragraph-rsid="0031a7ce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0c0639" officeooo:paragraph-rsid="003607f0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officeooo:rsid="000c0639" officeooo:paragraph-rsid="000c0639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officeooo:rsid="000c0639" officeooo:paragraph-rsid="00251506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officeooo:rsid="000c0639" officeooo:paragraph-rsid="002a7d0c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officeooo:rsid="00251506" officeooo:paragraph-rsid="00251506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officeooo:rsid="00251506" officeooo:paragraph-rsid="002a7d0c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officeooo:paragraph-rsid="003607f0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fo:font-size="14pt" officeooo:paragraph-rsid="0031a7ce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officeooo:rsid="0009834b" officeooo:paragraph-rsid="000b58f4" style:font-size-asian="12.25pt" style:font-size-complex="14pt"/>
    </style:style>
    <style:style style:name="P22" style:family="paragraph" style:parent-style-name="Standard">
      <style:paragraph-properties fo:text-align="center" style:justify-single-word="false"/>
      <style:text-properties officeooo:paragraph-rsid="000e0d16"/>
    </style:style>
    <style:style style:name="P23" style:family="paragraph" style:parent-style-name="Standard">
      <style:paragraph-properties fo:text-align="center" style:justify-single-word="false"/>
      <style:text-properties officeooo:paragraph-rsid="002141ec"/>
    </style:style>
    <style:style style:name="P24" style:family="paragraph" style:parent-style-name="Standard">
      <style:paragraph-properties fo:text-align="center" style:justify-single-word="false"/>
      <style:text-properties officeooo:paragraph-rsid="002a7d0c"/>
    </style:style>
    <style:style style:name="P25" style:family="paragraph" style:parent-style-name="Standard">
      <style:paragraph-properties fo:text-align="center" style:justify-single-word="false"/>
      <style:text-properties officeooo:paragraph-rsid="003607f0"/>
    </style:style>
    <style:style style:name="P26" style:family="paragraph" style:parent-style-name="Table_20_Contents">
      <style:paragraph-properties fo:text-align="start" style:justify-single-word="false"/>
      <style:text-properties fo:font-size="13pt" officeooo:rsid="000c0639" officeooo:paragraph-rsid="000c0639" style:font-size-asian="13pt" style:font-size-complex="13pt"/>
    </style:style>
    <style:style style:name="P27" style:family="paragraph" style:parent-style-name="Table_20_Contents">
      <style:paragraph-properties fo:text-align="start" style:justify-single-word="false"/>
      <style:text-properties fo:font-size="13pt" officeooo:rsid="000c0639" officeooo:paragraph-rsid="000e0d16" style:font-size-asian="13pt" style:font-size-complex="13pt"/>
    </style:style>
    <style:style style:name="P28" style:family="paragraph" style:parent-style-name="Table_20_Contents">
      <style:paragraph-properties fo:text-align="start" style:justify-single-word="false"/>
      <style:text-properties fo:font-size="13pt" officeooo:rsid="000c0639" officeooo:paragraph-rsid="002141ec" style:font-size-asian="13pt" style:font-size-complex="13pt"/>
    </style:style>
    <style:style style:name="P29" style:family="paragraph" style:parent-style-name="Table_20_Contents">
      <style:paragraph-properties fo:text-align="start" style:justify-single-word="false"/>
      <style:text-properties fo:font-size="13pt" officeooo:rsid="000c0639" officeooo:paragraph-rsid="000cdcae" style:font-size-asian="13pt" style:font-size-complex="13pt"/>
    </style:style>
    <style:style style:name="P30" style:family="paragraph" style:parent-style-name="Table_20_Contents">
      <style:paragraph-properties fo:text-align="start" style:justify-single-word="false"/>
      <style:text-properties fo:font-size="13pt" officeooo:rsid="000c0639" officeooo:paragraph-rsid="0031a7ce" style:font-size-asian="13pt" style:font-size-complex="13pt"/>
    </style:style>
    <style:style style:name="P31" style:family="paragraph" style:parent-style-name="Table_20_Contents">
      <style:paragraph-properties fo:text-align="start" style:justify-single-word="false"/>
      <style:text-properties fo:font-size="13pt" officeooo:rsid="000c0639" officeooo:paragraph-rsid="003607f0" style:font-size-asian="13pt" style:font-size-complex="13pt"/>
    </style:style>
    <style:style style:name="P32" style:family="paragraph" style:parent-style-name="Table_20_Contents">
      <style:paragraph-properties fo:text-align="center" style:justify-single-word="false"/>
      <style:text-properties fo:font-size="13pt" officeooo:rsid="000c0639" officeooo:paragraph-rsid="000c0639" style:font-size-asian="13pt" style:font-size-complex="13pt"/>
    </style:style>
    <style:style style:name="P33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34" style:family="paragraph" style:parent-style-name="Table_20_Contents">
      <style:paragraph-properties fo:text-align="start" style:justify-single-word="false"/>
      <style:text-properties fo:font-size="13pt" officeooo:paragraph-rsid="000e0d16" style:font-size-asian="13pt" style:font-size-complex="13pt"/>
    </style:style>
    <style:style style:name="P35" style:family="paragraph" style:parent-style-name="Table_20_Contents">
      <style:paragraph-properties fo:text-align="start" style:justify-single-word="false"/>
      <style:text-properties fo:font-size="13pt" officeooo:paragraph-rsid="002141ec" style:font-size-asian="13pt" style:font-size-complex="13pt"/>
    </style:style>
    <style:style style:name="P36" style:family="paragraph" style:parent-style-name="Table_20_Contents">
      <style:paragraph-properties fo:text-align="start" style:justify-single-word="false"/>
      <style:text-properties fo:font-size="13pt" officeooo:paragraph-rsid="0031a7ce" style:font-size-asian="13pt" style:font-size-complex="13pt"/>
    </style:style>
    <style:style style:name="P37" style:family="paragraph" style:parent-style-name="Table_20_Contents">
      <style:paragraph-properties fo:text-align="start" style:justify-single-word="false"/>
      <style:text-properties fo:font-size="13pt" officeooo:paragraph-rsid="003607f0" style:font-size-asian="13pt" style:font-size-complex="13pt"/>
    </style:style>
    <style:style style:name="P38" style:family="paragraph" style:parent-style-name="Table_20_Contents">
      <style:paragraph-properties fo:text-align="start" style:justify-single-word="false"/>
      <style:text-properties fo:font-size="13pt" officeooo:rsid="000cdcae" officeooo:paragraph-rsid="000cdcae" style:font-size-asian="13pt" style:font-size-complex="13pt"/>
    </style:style>
    <style:style style:name="P39" style:family="paragraph" style:parent-style-name="Table_20_Contents">
      <style:paragraph-properties fo:text-align="start" style:justify-single-word="false"/>
      <style:text-properties fo:font-size="13pt" officeooo:rsid="000cdcae" officeooo:paragraph-rsid="000e0d16" style:font-size-asian="13pt" style:font-size-complex="13pt"/>
    </style:style>
    <style:style style:name="P40" style:family="paragraph" style:parent-style-name="Table_20_Contents">
      <style:paragraph-properties fo:text-align="start" style:justify-single-word="false"/>
      <style:text-properties fo:font-size="13pt" officeooo:rsid="000cdcae" officeooo:paragraph-rsid="002141ec" style:font-size-asian="13pt" style:font-size-complex="13pt"/>
    </style:style>
    <style:style style:name="P41" style:family="paragraph" style:parent-style-name="Table_20_Contents">
      <style:paragraph-properties fo:text-align="start" style:justify-single-word="false"/>
      <style:text-properties fo:font-size="13pt" officeooo:rsid="000cdcae" officeooo:paragraph-rsid="00251506" style:font-size-asian="13pt" style:font-size-complex="13pt"/>
    </style:style>
    <style:style style:name="P42" style:family="paragraph" style:parent-style-name="Table_20_Contents">
      <style:paragraph-properties fo:text-align="start" style:justify-single-word="false"/>
      <style:text-properties fo:font-size="13pt" officeooo:rsid="000cdcae" officeooo:paragraph-rsid="0031a7ce" style:font-size-asian="13pt" style:font-size-complex="13pt"/>
    </style:style>
    <style:style style:name="P43" style:family="paragraph" style:parent-style-name="Table_20_Contents">
      <style:paragraph-properties fo:text-align="start" style:justify-single-word="false"/>
      <style:text-properties fo:font-size="13pt" officeooo:rsid="000cdcae" officeooo:paragraph-rsid="003607f0" style:font-size-asian="13pt" style:font-size-complex="13pt"/>
    </style:style>
    <style:style style:name="P44" style:family="paragraph" style:parent-style-name="Table_20_Contents">
      <style:paragraph-properties fo:text-align="center" style:justify-single-word="false"/>
      <style:text-properties fo:font-size="13pt" officeooo:rsid="00157618" officeooo:paragraph-rsid="00157618" style:font-size-asian="13pt" style:font-size-complex="13pt"/>
    </style:style>
    <style:style style:name="P45" style:family="paragraph" style:parent-style-name="Table_20_Contents">
      <style:paragraph-properties fo:text-align="center" style:justify-single-word="false"/>
      <style:text-properties fo:font-size="13pt" officeooo:rsid="00157618" officeooo:paragraph-rsid="002141ec" style:font-size-asian="13pt" style:font-size-complex="13pt"/>
    </style:style>
    <style:style style:name="P46" style:family="paragraph" style:parent-style-name="Table_20_Contents">
      <style:paragraph-properties fo:text-align="center" style:justify-single-word="false"/>
      <style:text-properties fo:font-size="13pt" officeooo:rsid="00157618" officeooo:paragraph-rsid="0031a7ce" style:font-size-asian="13pt" style:font-size-complex="13pt"/>
    </style:style>
    <style:style style:name="P47" style:family="paragraph" style:parent-style-name="Table_20_Contents">
      <style:paragraph-properties fo:text-align="center" style:justify-single-word="false"/>
      <style:text-properties fo:font-size="13pt" officeooo:rsid="00157618" officeooo:paragraph-rsid="003607f0" style:font-size-asian="13pt" style:font-size-complex="13pt"/>
    </style:style>
    <style:style style:name="P48" style:family="paragraph" style:parent-style-name="Table_20_Contents">
      <style:paragraph-properties fo:text-align="start" style:justify-single-word="false"/>
      <style:text-properties fo:font-size="13pt" officeooo:rsid="00157618" officeooo:paragraph-rsid="00157618" style:font-size-asian="13pt" style:font-size-complex="13pt"/>
    </style:style>
    <style:style style:name="P49" style:family="paragraph" style:parent-style-name="Table_20_Contents">
      <style:paragraph-properties fo:text-align="start" style:justify-single-word="false"/>
      <style:text-properties fo:font-size="13pt" officeooo:rsid="00157618" officeooo:paragraph-rsid="002141ec" style:font-size-asian="13pt" style:font-size-complex="13pt"/>
    </style:style>
    <style:style style:name="P50" style:family="paragraph" style:parent-style-name="Table_20_Contents">
      <style:paragraph-properties fo:text-align="start" style:justify-single-word="false"/>
      <style:text-properties fo:font-size="13pt" officeooo:rsid="00157618" officeooo:paragraph-rsid="003382cd" style:font-size-asian="13pt" style:font-size-complex="13pt"/>
    </style:style>
    <style:style style:name="P51" style:family="paragraph" style:parent-style-name="Table_20_Contents">
      <style:paragraph-properties fo:text-align="start" style:justify-single-word="false"/>
      <style:text-properties fo:font-size="13pt" officeooo:rsid="00157618" officeooo:paragraph-rsid="00342bea" style:font-size-asian="13pt" style:font-size-complex="13pt"/>
    </style:style>
    <style:style style:name="P52" style:family="paragraph" style:parent-style-name="Table_20_Contents">
      <style:paragraph-properties fo:text-align="start" style:justify-single-word="false"/>
      <style:text-properties fo:font-size="13pt" officeooo:rsid="00157618" officeooo:paragraph-rsid="003607f0" style:font-size-asian="13pt" style:font-size-complex="13pt"/>
    </style:style>
    <style:style style:name="P53" style:family="paragraph" style:parent-style-name="Table_20_Contents">
      <style:paragraph-properties fo:text-align="start" style:justify-single-word="false"/>
      <style:text-properties fo:font-size="13pt" officeooo:rsid="00215201" officeooo:paragraph-rsid="00215201" style:font-size-asian="13pt" style:font-size-complex="13pt"/>
    </style:style>
    <style:style style:name="P54" style:family="paragraph" style:parent-style-name="Table_20_Contents">
      <style:paragraph-properties fo:text-align="start" style:justify-single-word="false"/>
      <style:text-properties fo:font-size="13pt" officeooo:rsid="00215201" officeooo:paragraph-rsid="0022ec71" style:font-size-asian="13pt" style:font-size-complex="13pt"/>
    </style:style>
    <style:style style:name="P55" style:family="paragraph" style:parent-style-name="Table_20_Contents">
      <style:paragraph-properties fo:text-align="start" style:justify-single-word="false"/>
      <style:text-properties fo:font-size="13pt" officeooo:rsid="00215201" officeooo:paragraph-rsid="0031a7ce" style:font-size-asian="13pt" style:font-size-complex="13pt"/>
    </style:style>
    <style:style style:name="P56" style:family="paragraph" style:parent-style-name="Table_20_Contents">
      <style:paragraph-properties fo:text-align="start" style:justify-single-word="false"/>
      <style:text-properties fo:font-size="13pt" officeooo:rsid="00215201" officeooo:paragraph-rsid="003382cd" style:font-size-asian="13pt" style:font-size-complex="13pt"/>
    </style:style>
    <style:style style:name="P57" style:family="paragraph" style:parent-style-name="Table_20_Contents">
      <style:paragraph-properties fo:text-align="start" style:justify-single-word="false"/>
      <style:text-properties fo:font-size="13pt" officeooo:rsid="00215201" officeooo:paragraph-rsid="003607f0" style:font-size-asian="13pt" style:font-size-complex="13pt"/>
    </style:style>
    <style:style style:name="P58" style:family="paragraph" style:parent-style-name="Table_20_Contents">
      <style:paragraph-properties fo:text-align="start" style:justify-single-word="false"/>
      <style:text-properties fo:font-size="13pt" officeooo:rsid="000e0d16" officeooo:paragraph-rsid="000e0d16" style:font-size-asian="13pt" style:font-size-complex="13pt"/>
    </style:style>
    <style:style style:name="P59" style:family="paragraph" style:parent-style-name="Table_20_Contents">
      <style:paragraph-properties fo:text-align="start" style:justify-single-word="false"/>
      <style:text-properties fo:font-size="13pt" officeooo:rsid="000e0d16" officeooo:paragraph-rsid="002141ec" style:font-size-asian="13pt" style:font-size-complex="13pt"/>
    </style:style>
    <style:style style:name="P60" style:family="paragraph" style:parent-style-name="Table_20_Contents">
      <style:paragraph-properties fo:text-align="start" style:justify-single-word="false"/>
      <style:text-properties fo:font-size="13pt" officeooo:rsid="000e0d16" officeooo:paragraph-rsid="0031a7ce" style:font-size-asian="13pt" style:font-size-complex="13pt"/>
    </style:style>
    <style:style style:name="P61" style:family="paragraph" style:parent-style-name="Table_20_Contents">
      <style:paragraph-properties fo:text-align="start" style:justify-single-word="false"/>
      <style:text-properties fo:font-size="13pt" officeooo:rsid="000e0d16" officeooo:paragraph-rsid="003607f0" style:font-size-asian="13pt" style:font-size-complex="13pt"/>
    </style:style>
    <style:style style:name="P62" style:family="paragraph" style:parent-style-name="Table_20_Contents">
      <style:paragraph-properties fo:text-align="center" style:justify-single-word="false"/>
      <style:text-properties fo:font-size="13pt" officeooo:rsid="000e0d16" officeooo:paragraph-rsid="000e0d16" style:font-size-asian="13pt" style:font-size-complex="13pt"/>
    </style:style>
    <style:style style:name="P63" style:family="paragraph" style:parent-style-name="Table_20_Contents">
      <style:paragraph-properties fo:text-align="center" style:justify-single-word="false"/>
      <style:text-properties fo:font-size="13pt" officeooo:rsid="000e0d16" officeooo:paragraph-rsid="002141ec" style:font-size-asian="13pt" style:font-size-complex="13pt"/>
    </style:style>
    <style:style style:name="P64" style:family="paragraph" style:parent-style-name="Table_20_Contents">
      <style:paragraph-properties fo:text-align="center" style:justify-single-word="false"/>
      <style:text-properties fo:font-size="13pt" officeooo:rsid="000e0d16" officeooo:paragraph-rsid="0031a7ce" style:font-size-asian="13pt" style:font-size-complex="13pt"/>
    </style:style>
    <style:style style:name="P65" style:family="paragraph" style:parent-style-name="Table_20_Contents">
      <style:paragraph-properties fo:text-align="center" style:justify-single-word="false"/>
      <style:text-properties fo:font-size="13pt" officeooo:rsid="0022ec71" officeooo:paragraph-rsid="0022ec71" style:font-size-asian="13pt" style:font-size-complex="13pt"/>
    </style:style>
    <style:style style:name="P66" style:family="paragraph" style:parent-style-name="Table_20_Contents">
      <style:paragraph-properties fo:text-align="center" style:justify-single-word="false"/>
      <style:text-properties fo:font-size="13pt" officeooo:rsid="0022ec71" officeooo:paragraph-rsid="0031a7ce" style:font-size-asian="13pt" style:font-size-complex="13pt"/>
    </style:style>
    <style:style style:name="P67" style:family="paragraph" style:parent-style-name="Table_20_Contents">
      <style:paragraph-properties fo:text-align="center" style:justify-single-word="false"/>
      <style:text-properties fo:font-size="13pt" officeooo:rsid="0022ec71" officeooo:paragraph-rsid="003607f0" style:font-size-asian="13pt" style:font-size-complex="13pt"/>
    </style:style>
    <style:style style:name="P68" style:family="paragraph" style:parent-style-name="Table_20_Contents">
      <style:paragraph-properties fo:text-align="start" style:justify-single-word="false"/>
      <style:text-properties fo:font-size="13pt" officeooo:rsid="0022ec71" officeooo:paragraph-rsid="0022ec71" style:font-size-asian="13pt" style:font-size-complex="13pt"/>
    </style:style>
    <style:style style:name="P69" style:family="paragraph" style:parent-style-name="Table_20_Contents">
      <style:paragraph-properties fo:text-align="start" style:justify-single-word="false"/>
      <style:text-properties fo:font-size="13pt" officeooo:rsid="0022ec71" officeooo:paragraph-rsid="0031a7ce" style:font-size-asian="13pt" style:font-size-complex="13pt"/>
    </style:style>
    <style:style style:name="P70" style:family="paragraph" style:parent-style-name="Table_20_Contents">
      <style:paragraph-properties fo:text-align="start" style:justify-single-word="false"/>
      <style:text-properties fo:font-size="13pt" officeooo:rsid="0022ec71" officeooo:paragraph-rsid="003382cd" style:font-size-asian="13pt" style:font-size-complex="13pt"/>
    </style:style>
    <style:style style:name="P71" style:family="paragraph" style:parent-style-name="Table_20_Contents">
      <style:paragraph-properties fo:text-align="start" style:justify-single-word="false"/>
      <style:text-properties fo:font-size="13pt" officeooo:rsid="00251506" officeooo:paragraph-rsid="00251506" style:font-size-asian="13pt" style:font-size-complex="13pt"/>
    </style:style>
    <style:style style:name="P72" style:family="paragraph" style:parent-style-name="Table_20_Contents">
      <style:paragraph-properties fo:text-align="start" style:justify-single-word="false"/>
      <style:text-properties fo:font-size="13pt" officeooo:rsid="00251506" officeooo:paragraph-rsid="002a7d0c" style:font-size-asian="13pt" style:font-size-complex="13pt"/>
    </style:style>
    <style:style style:name="P73" style:family="paragraph" style:parent-style-name="Table_20_Contents">
      <style:paragraph-properties fo:text-align="start" style:justify-single-word="false"/>
      <style:text-properties fo:font-size="13pt" officeooo:rsid="00251506" officeooo:paragraph-rsid="002db176" style:font-size-asian="13pt" style:font-size-complex="13pt"/>
    </style:style>
    <style:style style:name="P74" style:family="paragraph" style:parent-style-name="Table_20_Contents">
      <style:paragraph-properties fo:text-align="start" style:justify-single-word="false"/>
      <style:text-properties fo:font-size="13pt" officeooo:rsid="00251506" officeooo:paragraph-rsid="0031a7ce" style:font-size-asian="13pt" style:font-size-complex="13pt"/>
    </style:style>
    <style:style style:name="P75" style:family="paragraph" style:parent-style-name="Table_20_Contents">
      <style:paragraph-properties fo:text-align="start" style:justify-single-word="false"/>
      <style:text-properties fo:font-size="13pt" officeooo:rsid="00251506" officeooo:paragraph-rsid="003456af" style:font-size-asian="13pt" style:font-size-complex="13pt"/>
    </style:style>
    <style:style style:name="P76" style:family="paragraph" style:parent-style-name="Table_20_Contents">
      <style:paragraph-properties fo:text-align="start" style:justify-single-word="false"/>
      <style:text-properties fo:font-size="13pt" officeooo:rsid="00251506" officeooo:paragraph-rsid="003607f0" style:font-size-asian="13pt" style:font-size-complex="13pt"/>
    </style:style>
    <style:style style:name="P77" style:family="paragraph" style:parent-style-name="Table_20_Contents">
      <style:paragraph-properties fo:text-align="center" style:justify-single-word="false"/>
      <style:text-properties fo:font-size="13pt" officeooo:rsid="00251506" officeooo:paragraph-rsid="00251506" style:font-size-asian="13pt" style:font-size-complex="13pt"/>
    </style:style>
    <style:style style:name="P78" style:family="paragraph" style:parent-style-name="Table_20_Contents">
      <style:paragraph-properties fo:text-align="start" style:justify-single-word="false"/>
      <style:text-properties fo:font-size="13pt" officeooo:rsid="00259ae0" officeooo:paragraph-rsid="00259ae0" style:font-size-asian="13pt" style:font-size-complex="13pt"/>
    </style:style>
    <style:style style:name="P79" style:family="paragraph" style:parent-style-name="Table_20_Contents">
      <style:paragraph-properties fo:text-align="start" style:justify-single-word="false"/>
      <style:text-properties fo:font-size="13pt" officeooo:rsid="00259ae0" officeooo:paragraph-rsid="002844bf" style:font-size-asian="13pt" style:font-size-complex="13pt"/>
    </style:style>
    <style:style style:name="P80" style:family="paragraph" style:parent-style-name="Table_20_Contents">
      <style:paragraph-properties fo:text-align="start" style:justify-single-word="false"/>
      <style:text-properties fo:font-size="13pt" officeooo:rsid="00259ae0" officeooo:paragraph-rsid="002cc819" style:font-size-asian="13pt" style:font-size-complex="13pt"/>
    </style:style>
    <style:style style:name="P81" style:family="paragraph" style:parent-style-name="Table_20_Contents">
      <style:paragraph-properties fo:text-align="start" style:justify-single-word="false"/>
      <style:text-properties fo:font-size="13pt" officeooo:rsid="002844bf" officeooo:paragraph-rsid="002844bf" style:font-size-asian="13pt" style:font-size-complex="13pt"/>
    </style:style>
    <style:style style:name="P82" style:family="paragraph" style:parent-style-name="Table_20_Contents">
      <style:paragraph-properties fo:text-align="start" style:justify-single-word="false"/>
      <style:text-properties fo:font-size="13pt" officeooo:rsid="002a7d0c" officeooo:paragraph-rsid="002a7d0c" style:font-size-asian="13pt" style:font-size-complex="13pt"/>
    </style:style>
    <style:style style:name="P83" style:family="paragraph" style:parent-style-name="Table_20_Contents">
      <style:paragraph-properties fo:text-align="start" style:justify-single-word="false"/>
      <style:text-properties fo:font-size="13pt" officeooo:rsid="002db176" officeooo:paragraph-rsid="002db176" style:font-size-asian="13pt" style:font-size-complex="13pt"/>
    </style:style>
    <style:style style:name="P84" style:family="paragraph" style:parent-style-name="Table_20_Contents">
      <style:paragraph-properties fo:text-align="start" style:justify-single-word="false"/>
      <style:text-properties fo:font-size="13pt" officeooo:rsid="0031a7ce" officeooo:paragraph-rsid="0031a7ce" style:font-size-asian="13pt" style:font-size-complex="13pt"/>
    </style:style>
    <style:style style:name="P85" style:family="paragraph" style:parent-style-name="Table_20_Contents">
      <style:paragraph-properties fo:text-align="start" style:justify-single-word="false"/>
      <style:text-properties fo:font-size="13pt" officeooo:rsid="003382cd" officeooo:paragraph-rsid="003382cd" style:font-size-asian="13pt" style:font-size-complex="13pt"/>
    </style:style>
    <style:style style:name="P86" style:family="paragraph" style:parent-style-name="Table_20_Contents">
      <style:paragraph-properties fo:text-align="start" style:justify-single-word="false"/>
      <style:text-properties fo:font-size="13pt" officeooo:rsid="003382cd" officeooo:paragraph-rsid="003456af" style:font-size-asian="13pt" style:font-size-complex="13pt"/>
    </style:style>
    <style:style style:name="P87" style:family="paragraph" style:parent-style-name="Table_20_Contents">
      <style:paragraph-properties fo:text-align="center" style:justify-single-word="false"/>
      <style:text-properties fo:font-size="13pt" officeooo:rsid="003382cd" officeooo:paragraph-rsid="003382cd" style:font-size-asian="13pt" style:font-size-complex="13pt"/>
    </style:style>
    <style:style style:name="P88" style:family="paragraph" style:parent-style-name="Table_20_Contents">
      <style:paragraph-properties fo:text-align="start" style:justify-single-word="false"/>
      <style:text-properties fo:font-size="13pt" officeooo:rsid="00342bea" officeooo:paragraph-rsid="00342bea" style:font-size-asian="13pt" style:font-size-complex="13pt"/>
    </style:style>
    <style:style style:name="P89" style:family="paragraph" style:parent-style-name="Table_20_Contents">
      <style:paragraph-properties fo:text-align="start" style:justify-single-word="false"/>
      <style:text-properties fo:font-size="13pt" officeooo:rsid="003456af" officeooo:paragraph-rsid="003456af" style:font-size-asian="13pt" style:font-size-complex="13pt"/>
    </style:style>
    <style:style style:name="P90" style:family="paragraph" style:parent-style-name="Table_20_Contents">
      <style:paragraph-properties fo:text-align="start" style:justify-single-word="false"/>
      <style:text-properties fo:font-size="13pt" officeooo:rsid="003456af" officeooo:paragraph-rsid="003607f0" style:font-size-asian="13pt" style:font-size-complex="13pt"/>
    </style:style>
    <style:style style:name="P91" style:family="paragraph" style:parent-style-name="Table_20_Contents">
      <style:paragraph-properties fo:text-align="start" style:justify-single-word="false"/>
      <style:text-properties fo:font-size="13pt" officeooo:rsid="003607f0" officeooo:paragraph-rsid="003607f0" style:font-size-asian="13pt" style:font-size-complex="13pt"/>
    </style:style>
    <style:style style:name="P92" style:family="paragraph" style:parent-style-name="Table_20_Contents">
      <style:paragraph-properties fo:text-align="start" style:justify-single-word="false"/>
      <style:text-properties fo:font-size="13pt" officeooo:rsid="003793c3" officeooo:paragraph-rsid="003793c3" style:font-size-asian="13pt" style:font-size-complex="13pt"/>
    </style:style>
    <style:style style:name="P93" style:family="paragraph" style:parent-style-name="Table_20_Contents">
      <style:paragraph-properties fo:text-align="center" style:justify-single-word="false"/>
      <style:text-properties fo:font-size="13pt" officeooo:rsid="003793c3" officeooo:paragraph-rsid="003793c3" style:font-size-asian="13pt" style:font-size-complex="13pt"/>
    </style:style>
    <style:style style:name="P94" style:family="paragraph" style:parent-style-name="Table_20_Contents">
      <style:paragraph-properties fo:text-align="start" style:justify-single-word="false"/>
      <style:text-properties fo:font-size="18pt" officeooo:rsid="000b58f4" officeooo:paragraph-rsid="000c0639" style:font-size-asian="18pt" style:font-size-complex="18pt"/>
    </style:style>
    <style:style style:name="P95" style:family="paragraph" style:parent-style-name="Table_20_Contents">
      <style:paragraph-properties fo:text-align="start" style:justify-single-word="false"/>
      <style:text-properties fo:font-size="18pt" officeooo:rsid="000b58f4" officeooo:paragraph-rsid="000b58f4" style:font-size-asian="18pt" style:font-size-complex="18pt"/>
    </style:style>
    <style:style style:name="P96" style:family="paragraph" style:parent-style-name="Table_20_Contents">
      <style:paragraph-properties fo:text-align="start" style:justify-single-word="false"/>
      <style:text-properties officeooo:paragraph-rsid="002a7d0c"/>
    </style:style>
    <style:style style:name="P97" style:family="paragraph" style:parent-style-name="Table_20_Contents">
      <style:paragraph-properties fo:text-align="start" style:justify-single-word="false"/>
      <style:text-properties officeooo:paragraph-rsid="003382cd"/>
    </style:style>
    <style:style style:name="P98" style:family="paragraph" style:parent-style-name="Table_20_Contents">
      <style:paragraph-properties fo:text-align="start" style:justify-single-word="false"/>
      <style:text-properties officeooo:paragraph-rsid="0031a7ce"/>
    </style:style>
    <style:style style:name="P99" style:family="paragraph" style:parent-style-name="Table_20_Contents">
      <style:paragraph-properties fo:text-align="start" style:justify-single-word="false"/>
      <style:text-properties officeooo:paragraph-rsid="003607f0"/>
    </style:style>
    <style:style style:name="P100" style:family="paragraph" style:parent-style-name="Table_20_Contents">
      <style:paragraph-properties fo:text-align="start" style:justify-single-word="false"/>
      <style:text-properties officeooo:paragraph-rsid="003793c3"/>
    </style:style>
    <style:style style:name="P101" style:family="paragraph" style:parent-style-name="Standard" style:list-style-name="L1">
      <style:paragraph-properties fo:text-align="start" style:justify-single-word="false"/>
      <style:text-properties fo:font-size="18pt" fo:font-weight="bold" officeooo:rsid="0009834b" officeooo:paragraph-rsid="0009834b" style:font-size-asian="15.75pt" style:font-weight-asian="bold" style:font-size-complex="18pt" style:font-weight-complex="bold"/>
    </style:style>
    <style:style style:name="P102" style:family="paragraph" style:parent-style-name="Standard" style:list-style-name="L1">
      <style:paragraph-properties fo:text-align="start" style:justify-single-word="false"/>
      <style:text-properties fo:font-size="18pt" fo:font-weight="bold" officeooo:rsid="000aed6c" officeooo:paragraph-rsid="000aed6c" style:font-size-asian="15.75pt" style:font-weight-asian="bold" style:font-size-complex="18pt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size="18pt" officeooo:rsid="00467094" officeooo:paragraph-rsid="00467094" style:font-size-asian="15.75pt" style:font-size-complex="18pt"/>
    </style:style>
    <style:style style:name="P104" style:family="paragraph" style:parent-style-name="Standard">
      <style:paragraph-properties fo:text-align="start" style:justify-single-word="false"/>
      <style:text-properties fo:font-size="18pt" officeooo:rsid="00467094" officeooo:paragraph-rsid="00483840" style:font-size-asian="15.75pt" style:font-size-complex="18pt"/>
    </style:style>
    <style:style style:name="P105" style:family="paragraph" style:parent-style-name="Standard">
      <style:paragraph-properties fo:text-align="start" style:justify-single-word="false"/>
      <style:text-properties fo:font-size="18pt" officeooo:rsid="00467094" officeooo:paragraph-rsid="004cf434" style:font-size-asian="15.75pt" style:font-size-complex="18pt"/>
    </style:style>
    <style:style style:name="P106" style:family="paragraph" style:parent-style-name="Standard">
      <style:paragraph-properties fo:text-align="center" style:justify-single-word="false"/>
      <style:text-properties fo:font-size="18pt" officeooo:rsid="00467094" officeooo:paragraph-rsid="00467094" style:font-size-asian="15.75pt" style:font-size-complex="18pt"/>
    </style:style>
    <style:style style:name="P107" style:family="paragraph" style:parent-style-name="Standard">
      <style:paragraph-properties fo:text-align="center" style:justify-single-word="false"/>
      <style:text-properties fo:font-size="18pt" officeooo:rsid="00467094" officeooo:paragraph-rsid="00483840" style:font-size-asian="15.75pt" style:font-size-complex="18pt"/>
    </style:style>
    <style:style style:name="P108" style:family="paragraph" style:parent-style-name="Standard">
      <style:paragraph-properties fo:text-align="center" style:justify-single-word="false"/>
      <style:text-properties fo:font-size="18pt" officeooo:rsid="00467094" officeooo:paragraph-rsid="0048fb34" style:font-size-asian="15.75pt" style:font-size-complex="18pt"/>
    </style:style>
    <style:style style:name="P109" style:family="paragraph" style:parent-style-name="Standard">
      <style:paragraph-properties fo:text-align="center" style:justify-single-word="false"/>
      <style:text-properties fo:font-size="18pt" officeooo:rsid="00467094" officeooo:paragraph-rsid="004cf434" style:font-size-asian="15.75pt" style:font-size-complex="18pt"/>
    </style:style>
    <style:style style:name="P110" style:family="paragraph" style:parent-style-name="Standard">
      <style:paragraph-properties fo:text-align="center" style:justify-single-word="false"/>
      <style:text-properties fo:font-size="18pt" officeooo:rsid="00467094" officeooo:paragraph-rsid="00500a40" style:font-size-asian="15.75pt" style:font-size-complex="18pt"/>
    </style:style>
    <style:style style:name="P111" style:family="paragraph" style:parent-style-name="Standard" style:list-style-name="L2">
      <style:paragraph-properties fo:text-align="start" style:justify-single-word="false"/>
      <style:text-properties fo:font-size="13pt" officeooo:paragraph-rsid="000aed6c" style:font-size-asian="13pt" style:font-size-complex="13pt"/>
    </style:style>
    <style:style style:name="P112" style:family="paragraph" style:parent-style-name="Standard" style:list-style-name="L3">
      <style:paragraph-properties fo:text-align="start" style:justify-single-word="false"/>
      <style:text-properties fo:font-size="13pt" officeooo:rsid="0009834b" officeooo:paragraph-rsid="000aed6c" style:font-size-asian="13pt" style:font-size-complex="13pt"/>
    </style:style>
    <style:style style:name="P113" style:family="paragraph" style:parent-style-name="Standard" style:list-style-name="L5">
      <style:paragraph-properties fo:text-align="start" style:justify-single-word="false"/>
      <style:text-properties fo:font-size="13pt" officeooo:rsid="0009834b" officeooo:paragraph-rsid="000aed6c" style:font-size-asian="13pt" style:font-size-complex="13pt"/>
    </style:style>
    <style:style style:name="P114" style:family="paragraph" style:parent-style-name="Standard" style:list-style-name="L6">
      <style:paragraph-properties fo:text-align="start" style:justify-single-word="false"/>
      <style:text-properties fo:font-size="13pt" officeooo:rsid="0009834b" officeooo:paragraph-rsid="000aed6c" style:font-size-asian="13pt" style:font-size-complex="13pt"/>
    </style:style>
    <style:style style:name="P115" style:family="paragraph" style:parent-style-name="Standard" style:list-style-name="L7">
      <style:paragraph-properties fo:text-align="start" style:justify-single-word="false"/>
      <style:text-properties fo:font-size="13pt" officeooo:rsid="0009834b" officeooo:paragraph-rsid="0009834b" style:font-size-asian="13pt" style:font-size-complex="13pt"/>
    </style:style>
    <style:style style:name="P116" style:family="paragraph" style:parent-style-name="Standard" style:list-style-name="L4">
      <style:paragraph-properties fo:text-align="start" style:justify-single-word="false"/>
      <style:text-properties fo:font-size="13pt" officeooo:rsid="000aed6c" officeooo:paragraph-rsid="000aed6c" style:font-size-asian="13pt" style:font-size-complex="13pt"/>
    </style:style>
    <style:style style:name="P117" style:family="paragraph" style:parent-style-name="Standard">
      <style:paragraph-properties fo:text-align="center" style:justify-single-word="false"/>
      <style:text-properties fo:font-size="14pt" officeooo:rsid="000c0639" officeooo:paragraph-rsid="003607f0" style:font-size-asian="14pt" style:font-size-complex="14pt"/>
    </style:style>
    <style:style style:name="P118" style:family="paragraph" style:parent-style-name="Standard">
      <style:paragraph-properties fo:text-align="center" style:justify-single-word="false"/>
      <style:text-properties fo:font-size="14pt" officeooo:rsid="000c0639" officeooo:paragraph-rsid="003c3fac" style:font-size-asian="14pt" style:font-size-complex="14pt"/>
    </style:style>
    <style:style style:name="P119" style:family="paragraph" style:parent-style-name="Standard">
      <style:paragraph-properties fo:text-align="center" style:justify-single-word="false"/>
      <style:text-properties fo:font-size="14pt" officeooo:rsid="000c0639" officeooo:paragraph-rsid="0031a7ce" style:font-size-asian="14pt" style:font-size-complex="14pt"/>
    </style:style>
    <style:style style:name="P120" style:family="paragraph" style:parent-style-name="Standard">
      <style:paragraph-properties fo:text-align="center" style:justify-single-word="false"/>
      <style:text-properties fo:font-size="14pt" officeooo:rsid="000c0639" officeooo:paragraph-rsid="002a7d0c" style:font-size-asian="14pt" style:font-size-complex="14pt"/>
    </style:style>
    <style:style style:name="P121" style:family="paragraph" style:parent-style-name="Standard">
      <style:paragraph-properties fo:text-align="start" style:justify-single-word="false"/>
      <style:text-properties fo:font-size="14pt" officeooo:rsid="000c0639" officeooo:paragraph-rsid="003607f0" style:font-size-asian="14pt" style:font-size-complex="14pt"/>
    </style:style>
    <style:style style:name="P122" style:family="paragraph" style:parent-style-name="Standard">
      <style:paragraph-properties fo:text-align="start" style:justify-single-word="false"/>
      <style:text-properties fo:font-size="14pt" officeooo:rsid="000c0639" officeooo:paragraph-rsid="003c3fac" style:font-size-asian="14pt" style:font-size-complex="14pt"/>
    </style:style>
    <style:style style:name="P123" style:family="paragraph" style:parent-style-name="Standard">
      <style:paragraph-properties fo:text-align="start" style:justify-single-word="false"/>
      <style:text-properties fo:font-size="14pt" officeooo:rsid="000c0639" officeooo:paragraph-rsid="00500a40" style:font-size-asian="14pt" style:font-size-complex="14pt"/>
    </style:style>
    <style:style style:name="P124" style:family="paragraph" style:parent-style-name="Standard">
      <style:paragraph-properties fo:text-align="start" style:justify-single-word="false"/>
      <style:text-properties fo:font-size="14pt" officeooo:rsid="000c0639" officeooo:paragraph-rsid="0048fb34" style:font-size-asian="14pt" style:font-size-complex="14pt"/>
    </style:style>
    <style:style style:name="P125" style:family="paragraph" style:parent-style-name="Standard">
      <style:paragraph-properties fo:text-align="start" style:justify-single-word="false"/>
      <style:text-properties fo:font-size="14pt" officeooo:rsid="000c0639" officeooo:paragraph-rsid="000e0d16" style:font-size-asian="14pt" style:font-size-complex="14pt"/>
    </style:style>
    <style:style style:name="P126" style:family="paragraph" style:parent-style-name="Standard">
      <style:paragraph-properties fo:text-align="center" style:justify-single-word="false"/>
      <style:text-properties fo:font-size="14pt" officeooo:rsid="00251506" officeooo:paragraph-rsid="00251506" style:font-size-asian="14pt" style:font-size-complex="14pt"/>
    </style:style>
    <style:style style:name="P127" style:family="paragraph" style:parent-style-name="Standard">
      <style:paragraph-properties fo:text-align="start" style:justify-single-word="false"/>
      <style:text-properties fo:font-size="14pt" officeooo:rsid="0009834b" officeooo:paragraph-rsid="000b58f4" style:font-size-asian="12.25pt" style:font-size-complex="14pt"/>
    </style:style>
    <style:style style:name="P128" style:family="paragraph" style:parent-style-name="Standard">
      <style:paragraph-properties fo:text-align="center" style:justify-single-word="false"/>
      <style:text-properties officeooo:paragraph-rsid="003c3fac"/>
    </style:style>
    <style:style style:name="P129" style:family="paragraph" style:parent-style-name="Table_20_Contents" style:list-style-name="L8">
      <style:paragraph-properties fo:text-align="start" style:justify-single-word="false"/>
      <style:text-properties fo:font-size="13pt" officeooo:rsid="000b58f4" officeooo:paragraph-rsid="000b58f4" style:font-size-asian="11.3500003814697pt" style:font-size-complex="13pt"/>
    </style:style>
    <style:style style:name="P130" style:family="paragraph" style:parent-style-name="Table_20_Contents" style:list-style-name="L8">
      <style:paragraph-properties fo:text-align="start" style:justify-single-word="false"/>
      <style:text-properties fo:font-size="13pt" officeooo:rsid="000b58f4" officeooo:paragraph-rsid="000c0639" style:font-size-asian="11.3500003814697pt" style:font-size-complex="13pt"/>
    </style:style>
    <style:style style:name="P131" style:family="paragraph" style:parent-style-name="Table_20_Contents">
      <style:paragraph-properties fo:text-align="start" style:justify-single-word="false"/>
      <style:text-properties fo:font-size="13pt" officeooo:paragraph-rsid="003c3fac" style:font-size-asian="13pt" style:font-size-complex="13pt"/>
    </style:style>
    <style:style style:name="P132" style:family="paragraph" style:parent-style-name="Table_20_Contents">
      <style:paragraph-properties fo:text-align="start" style:justify-single-word="false"/>
      <style:text-properties fo:font-size="13pt" officeooo:rsid="000c0639" officeooo:paragraph-rsid="003c3fac" style:font-size-asian="13pt" style:font-size-complex="13pt"/>
    </style:style>
    <style:style style:name="P133" style:family="paragraph" style:parent-style-name="Table_20_Contents">
      <style:paragraph-properties fo:text-align="center" style:justify-single-word="false"/>
      <style:text-properties fo:font-size="13pt" officeooo:rsid="00157618" officeooo:paragraph-rsid="003c3fac" style:font-size-asian="13pt" style:font-size-complex="13pt"/>
    </style:style>
    <style:style style:name="P134" style:family="paragraph" style:parent-style-name="Table_20_Contents">
      <style:paragraph-properties fo:text-align="start" style:justify-single-word="false"/>
      <style:text-properties fo:font-size="13pt" officeooo:rsid="000e0d16" officeooo:paragraph-rsid="003c3fac" style:font-size-asian="13pt" style:font-size-complex="13pt"/>
    </style:style>
    <style:style style:name="P135" style:family="paragraph" style:parent-style-name="Table_20_Contents">
      <style:paragraph-properties fo:text-align="center" style:justify-single-word="false"/>
      <style:text-properties fo:font-size="13pt" officeooo:rsid="0022ec71" officeooo:paragraph-rsid="003c3fac" style:font-size-asian="13pt" style:font-size-complex="13pt"/>
    </style:style>
    <style:style style:name="P136" style:family="paragraph" style:parent-style-name="Table_20_Contents">
      <style:paragraph-properties fo:text-align="start" style:justify-single-word="false"/>
      <style:text-properties fo:font-size="13pt" officeooo:rsid="00215201" officeooo:paragraph-rsid="003c3fac" style:font-size-asian="13pt" style:font-size-complex="13pt"/>
    </style:style>
    <style:style style:name="P137" style:family="paragraph" style:parent-style-name="Table_20_Contents">
      <style:paragraph-properties fo:text-align="start" style:justify-single-word="false"/>
      <style:text-properties fo:font-size="13pt" officeooo:rsid="003793c3" officeooo:paragraph-rsid="003c3fac" style:font-size-asian="13pt" style:font-size-complex="13pt"/>
    </style:style>
    <style:style style:name="P138" style:family="paragraph" style:parent-style-name="Table_20_Contents">
      <style:paragraph-properties fo:text-align="center" style:justify-single-word="false"/>
      <style:text-properties fo:font-size="13pt" officeooo:rsid="003793c3" officeooo:paragraph-rsid="003c3fac" style:font-size-asian="13pt" style:font-size-complex="13pt"/>
    </style:style>
    <style:style style:name="P139" style:family="paragraph" style:parent-style-name="Table_20_Contents">
      <style:paragraph-properties fo:text-align="start" style:justify-single-word="false"/>
      <style:text-properties fo:font-size="13pt" officeooo:rsid="000cdcae" officeooo:paragraph-rsid="003c3fac" style:font-size-asian="13pt" style:font-size-complex="13pt"/>
    </style:style>
    <style:style style:name="P140" style:family="paragraph" style:parent-style-name="Table_20_Contents">
      <style:paragraph-properties fo:text-align="start" style:justify-single-word="false"/>
      <style:text-properties fo:font-size="13pt" officeooo:rsid="003456af" officeooo:paragraph-rsid="003c3fac" style:font-size-asian="13pt" style:font-size-complex="13pt"/>
    </style:style>
    <style:style style:name="P141" style:family="paragraph" style:parent-style-name="Table_20_Contents">
      <style:paragraph-properties fo:text-align="start" style:justify-single-word="false"/>
      <style:text-properties fo:font-size="13pt" officeooo:rsid="003c90e0" officeooo:paragraph-rsid="003c90e0" style:font-size-asian="13pt" style:font-size-complex="13pt"/>
    </style:style>
    <style:style style:name="P142" style:family="paragraph" style:parent-style-name="Table_20_Contents">
      <style:paragraph-properties fo:text-align="start" style:justify-single-word="false"/>
      <style:text-properties fo:font-size="13pt" officeooo:rsid="003cf8eb" officeooo:paragraph-rsid="003cf8eb" style:font-size-asian="13pt" style:font-size-complex="13pt"/>
    </style:style>
    <style:style style:name="P143" style:family="paragraph" style:parent-style-name="Table_20_Contents">
      <style:paragraph-properties fo:text-align="start" style:justify-single-word="false"/>
      <style:text-properties fo:font-size="13pt" officeooo:rsid="003eeb86" officeooo:paragraph-rsid="003eeb86" style:font-size-asian="13pt" style:font-size-complex="13pt"/>
    </style:style>
    <style:style style:name="P144" style:family="paragraph" style:parent-style-name="Table_20_Contents">
      <style:paragraph-properties fo:text-align="center" style:justify-single-word="false"/>
      <style:text-properties fo:font-size="13pt" officeooo:rsid="003eeb86" officeooo:paragraph-rsid="003eeb86" style:font-size-asian="13pt" style:font-size-complex="13pt"/>
    </style:style>
    <style:style style:name="P145" style:family="paragraph" style:parent-style-name="Table_20_Contents">
      <style:paragraph-properties fo:text-align="center" style:justify-single-word="false"/>
      <style:text-properties fo:font-size="13pt" officeooo:rsid="003fa3ce" officeooo:paragraph-rsid="003fa3ce" style:font-size-asian="13pt" style:font-size-complex="13pt"/>
    </style:style>
    <style:style style:name="P146" style:family="paragraph" style:parent-style-name="Table_20_Contents">
      <style:paragraph-properties fo:text-align="start" style:justify-single-word="false"/>
      <style:text-properties fo:font-size="13pt" officeooo:rsid="003fa3ce" officeooo:paragraph-rsid="003fa3ce" style:font-size-asian="13pt" style:font-size-complex="13pt"/>
    </style:style>
    <style:style style:name="P147" style:family="paragraph" style:parent-style-name="Table_20_Contents">
      <style:paragraph-properties fo:text-align="start" style:justify-single-word="false"/>
      <style:text-properties fo:font-size="13pt" officeooo:rsid="0040a9b0" officeooo:paragraph-rsid="0040a9b0" style:font-size-asian="13pt" style:font-size-complex="13pt"/>
    </style:style>
    <style:style style:name="P148" style:family="paragraph" style:parent-style-name="Table_20_Contents">
      <style:paragraph-properties fo:text-align="start" style:justify-single-word="false"/>
      <style:text-properties fo:font-size="13pt" officeooo:rsid="00413416" officeooo:paragraph-rsid="00413416" style:font-size-asian="13pt" style:font-size-complex="13pt"/>
    </style:style>
    <style:style style:name="P149" style:family="paragraph" style:parent-style-name="Table_20_Contents">
      <style:paragraph-properties fo:text-align="start" style:justify-single-word="false"/>
      <style:text-properties fo:font-size="13pt" officeooo:rsid="004285b5" officeooo:paragraph-rsid="004285b5" style:font-size-asian="13pt" style:font-size-complex="13pt"/>
    </style:style>
    <style:style style:name="P150" style:family="paragraph" style:parent-style-name="Table_20_Contents">
      <style:paragraph-properties fo:text-align="start" style:justify-single-word="false"/>
      <style:text-properties fo:font-size="13pt" officeooo:rsid="004285b5" officeooo:paragraph-rsid="0043ae3c" style:font-size-asian="13pt" style:font-size-complex="13pt"/>
    </style:style>
    <style:style style:name="P151" style:family="paragraph" style:parent-style-name="Table_20_Contents" style:list-style-name="L8">
      <style:paragraph-properties fo:text-align="start" style:justify-single-word="false"/>
      <style:text-properties officeooo:paragraph-rsid="000c0639"/>
    </style:style>
    <style:style style:name="P152" style:family="paragraph" style:parent-style-name="Table_20_Contents">
      <style:paragraph-properties fo:text-align="start" style:justify-single-word="false"/>
      <style:text-properties officeooo:paragraph-rsid="003c3fac"/>
    </style:style>
    <style:style style:name="P153" style:family="paragraph" style:parent-style-name="Table_20_Contents">
      <style:paragraph-properties fo:text-align="start" style:justify-single-word="false"/>
      <style:text-properties officeooo:paragraph-rsid="0040a9b0"/>
    </style:style>
    <style:style style:name="P154" style:family="paragraph" style:parent-style-name="Table_20_Contents">
      <style:paragraph-properties fo:text-align="start" style:justify-single-word="false"/>
      <style:text-properties officeooo:rsid="003cf8eb" officeooo:paragraph-rsid="003cf8eb"/>
    </style:style>
    <style:style style:name="P155" style:family="paragraph" style:parent-style-name="Table_20_Contents">
      <style:paragraph-properties fo:text-align="start" style:justify-single-word="false"/>
      <style:text-properties officeooo:rsid="004285b5" officeooo:paragraph-rsid="004285b5"/>
    </style:style>
    <style:style style:name="P156" style:family="paragraph" style:parent-style-name="Table_20_Contents">
      <style:paragraph-properties fo:text-align="start" style:justify-single-word="false"/>
      <style:text-properties officeooo:rsid="0043ae3c" officeooo:paragraph-rsid="0043ae3c"/>
    </style:style>
    <style:style style:name="P157" style:family="paragraph" style:parent-style-name="Table_20_Contents">
      <style:paragraph-properties fo:text-align="start" style:justify-single-word="false"/>
      <style:text-properties fo:font-size="16pt" officeooo:rsid="00467094" officeooo:paragraph-rsid="00467094" style:font-size-asian="16pt" style:font-size-complex="16pt"/>
    </style:style>
    <style:style style:name="P158" style:family="paragraph" style:parent-style-name="Table_20_Contents">
      <style:paragraph-properties fo:text-align="center" style:justify-single-word="false"/>
      <style:text-properties fo:font-size="16pt" officeooo:rsid="00467094" officeooo:paragraph-rsid="00467094" style:font-size-asian="16pt" style:font-size-complex="16pt"/>
    </style:style>
    <style:style style:name="P159" style:family="paragraph" style:parent-style-name="Table_20_Contents">
      <style:paragraph-properties fo:text-align="center" style:justify-single-word="false"/>
      <style:text-properties fo:font-size="16pt" officeooo:rsid="00467094" officeooo:paragraph-rsid="00483840" style:font-size-asian="16pt" style:font-size-complex="16pt"/>
    </style:style>
    <style:style style:name="P160" style:family="paragraph" style:parent-style-name="Table_20_Contents">
      <style:paragraph-properties fo:text-align="center" style:justify-single-word="false"/>
      <style:text-properties fo:font-size="16pt" officeooo:rsid="00467094" officeooo:paragraph-rsid="0048fb34" style:font-size-asian="16pt" style:font-size-complex="16pt"/>
    </style:style>
    <style:style style:name="P161" style:family="paragraph" style:parent-style-name="Table_20_Contents">
      <style:paragraph-properties fo:text-align="center" style:justify-single-word="false"/>
      <style:text-properties fo:font-size="16pt" officeooo:rsid="00467094" officeooo:paragraph-rsid="004cf434" style:font-size-asian="16pt" style:font-size-complex="16pt"/>
    </style:style>
    <style:style style:name="P162" style:family="paragraph" style:parent-style-name="Table_20_Contents">
      <style:paragraph-properties fo:text-align="center" style:justify-single-word="false"/>
      <style:text-properties fo:font-size="16pt" officeooo:rsid="00467094" officeooo:paragraph-rsid="00500a40" style:font-size-asian="16pt" style:font-size-complex="16pt"/>
    </style:style>
    <style:style style:name="P163" style:family="paragraph" style:parent-style-name="Table_20_Contents">
      <style:paragraph-properties fo:text-align="start" style:justify-single-word="false"/>
      <style:text-properties fo:font-size="16pt" officeooo:rsid="00483840" officeooo:paragraph-rsid="00483840" style:font-size-asian="16pt" style:font-size-complex="16pt"/>
    </style:style>
    <style:style style:name="P164" style:family="paragraph" style:parent-style-name="Table_20_Contents">
      <style:paragraph-properties fo:text-align="start" style:justify-single-word="false"/>
      <style:text-properties fo:font-size="16pt" officeooo:rsid="00483840" officeooo:paragraph-rsid="0048fb34" style:font-size-asian="16pt" style:font-size-complex="16pt"/>
    </style:style>
    <style:style style:name="P165" style:family="paragraph" style:parent-style-name="Table_20_Contents">
      <style:paragraph-properties fo:text-align="start" style:justify-single-word="false"/>
      <style:text-properties fo:font-size="16pt" officeooo:rsid="00483840" officeooo:paragraph-rsid="004cf434" style:font-size-asian="16pt" style:font-size-complex="16pt"/>
    </style:style>
    <style:style style:name="P166" style:family="paragraph" style:parent-style-name="Table_20_Contents">
      <style:paragraph-properties fo:text-align="start" style:justify-single-word="false"/>
      <style:text-properties fo:font-size="16pt" officeooo:rsid="00483840" officeooo:paragraph-rsid="00500a40" style:font-size-asian="16pt" style:font-size-complex="16pt"/>
    </style:style>
    <style:style style:name="P167" style:family="paragraph" style:parent-style-name="Table_20_Contents">
      <style:paragraph-properties fo:text-align="center" style:justify-single-word="false"/>
      <style:text-properties fo:font-size="16pt" officeooo:rsid="00483840" officeooo:paragraph-rsid="00483840" style:font-size-asian="16pt" style:font-size-complex="16pt"/>
    </style:style>
    <style:style style:name="P168" style:family="paragraph" style:parent-style-name="Table_20_Contents">
      <style:paragraph-properties fo:text-align="center" style:justify-single-word="false"/>
      <style:text-properties fo:font-size="16pt" officeooo:rsid="00483840" officeooo:paragraph-rsid="0048fb34" style:font-size-asian="16pt" style:font-size-complex="16pt"/>
    </style:style>
    <style:style style:name="P169" style:family="paragraph" style:parent-style-name="Table_20_Contents">
      <style:paragraph-properties fo:text-align="center" style:justify-single-word="false"/>
      <style:text-properties fo:font-size="16pt" officeooo:rsid="00483840" officeooo:paragraph-rsid="004cf434" style:font-size-asian="16pt" style:font-size-complex="16pt"/>
    </style:style>
    <style:style style:name="P170" style:family="paragraph" style:parent-style-name="Table_20_Contents">
      <style:paragraph-properties fo:text-align="center" style:justify-single-word="false"/>
      <style:text-properties fo:font-size="16pt" officeooo:rsid="00483840" officeooo:paragraph-rsid="00500a40" style:font-size-asian="16pt" style:font-size-complex="16pt"/>
    </style:style>
    <style:style style:name="P171" style:family="paragraph" style:parent-style-name="Table_20_Contents">
      <style:paragraph-properties fo:text-align="start" style:justify-single-word="false"/>
      <style:text-properties fo:font-size="16pt" officeooo:rsid="004aa1aa" officeooo:paragraph-rsid="004aa1aa" style:font-size-asian="16pt" style:font-size-complex="16pt"/>
    </style:style>
    <style:style style:name="P172" style:family="paragraph" style:parent-style-name="Table_20_Contents">
      <style:paragraph-properties fo:text-align="start" style:justify-single-word="false"/>
      <style:text-properties fo:font-size="16pt" officeooo:rsid="004c0628" officeooo:paragraph-rsid="004c0628" style:font-size-asian="16pt" style:font-size-complex="16pt"/>
    </style:style>
    <style:style style:name="P173" style:family="paragraph" style:parent-style-name="Table_20_Contents">
      <style:paragraph-properties fo:text-align="start" style:justify-single-word="false"/>
      <style:text-properties fo:font-size="16pt" officeooo:rsid="004c0628" officeooo:paragraph-rsid="004cf434" style:font-size-asian="16pt" style:font-size-complex="16pt"/>
    </style:style>
    <style:style style:name="P174" style:family="paragraph" style:parent-style-name="Table_20_Contents">
      <style:paragraph-properties fo:text-align="start" style:justify-single-word="false"/>
      <style:text-properties fo:font-size="16pt" officeooo:rsid="004c0628" officeooo:paragraph-rsid="00500a40" style:font-size-asian="16pt" style:font-size-complex="16pt"/>
    </style:style>
    <style:style style:name="P175" style:family="paragraph" style:parent-style-name="Table_20_Contents">
      <style:paragraph-properties fo:text-align="start" style:justify-single-word="false"/>
      <style:text-properties fo:font-size="16pt" officeooo:rsid="004cf434" officeooo:paragraph-rsid="004cf434" style:font-size-asian="16pt" style:font-size-complex="16pt"/>
    </style:style>
    <style:style style:name="P176" style:family="paragraph" style:parent-style-name="Table_20_Contents">
      <style:paragraph-properties fo:text-align="start" style:justify-single-word="false"/>
      <style:text-properties fo:font-size="16pt" officeooo:rsid="00527bfa" officeooo:paragraph-rsid="00527bfa" style:font-size-asian="16pt" style:font-size-complex="16pt"/>
    </style:style>
    <style:style style:name="T1" style:family="text">
      <style:text-properties fo:font-size="13pt" officeooo:rsid="000b58f4" style:font-size-asian="11.3500003814697pt" style:font-size-complex="13pt"/>
    </style:style>
    <style:style style:name="T2" style:family="text">
      <style:text-properties fo:font-size="13pt" officeooo:rsid="000c0639" style:font-size-asian="11.3500003814697pt" style:font-size-complex="13pt"/>
    </style:style>
    <style:style style:name="T3" style:family="text">
      <style:text-properties fo:font-size="13pt" officeooo:rsid="002a7d0c" style:font-size-asian="13pt" style:font-size-complex="13pt"/>
    </style:style>
    <style:style style:name="T4" style:family="text">
      <style:text-properties fo:font-size="13pt" officeooo:rsid="002b6cf4" style:font-size-asian="13pt" style:font-size-complex="13pt"/>
    </style:style>
    <style:style style:name="T5" style:family="text">
      <style:text-properties fo:font-size="13pt" officeooo:rsid="0009834b" style:font-size-asian="13pt" style:font-size-complex="13pt"/>
    </style:style>
    <style:style style:name="T6" style:family="text">
      <style:text-properties fo:font-size="13pt" officeooo:rsid="00215201" style:font-size-asian="13pt" style:font-size-complex="13pt"/>
    </style:style>
    <style:style style:name="T7" style:family="text">
      <style:text-properties fo:font-size="13pt" officeooo:rsid="003382cd" style:font-size-asian="13pt" style:font-size-complex="13pt"/>
    </style:style>
    <style:style style:name="T8" style:family="text">
      <style:text-properties fo:font-size="13pt" officeooo:rsid="00251506" style:font-size-asian="13pt" style:font-size-complex="13pt"/>
    </style:style>
    <style:style style:name="T9" style:family="text">
      <style:text-properties fo:font-size="13pt" officeooo:rsid="003456af" style:font-size-asian="13pt" style:font-size-complex="13pt"/>
    </style:style>
    <style:style style:name="T10" style:family="text">
      <style:text-properties fo:font-size="13pt" officeooo:rsid="003607f0" style:font-size-asian="13pt" style:font-size-complex="13pt"/>
    </style:style>
    <style:style style:name="T11" style:family="text">
      <style:text-properties fo:font-size="13pt" officeooo:rsid="003793c3" style:font-size-asian="13pt" style:font-size-complex="13pt"/>
    </style:style>
    <style:style style:name="T12" style:family="text">
      <style:text-properties fo:font-size="13pt" officeooo:rsid="0038a70b" style:font-size-asian="13pt" style:font-size-complex="13pt"/>
    </style:style>
    <style:style style:name="T13" style:family="text">
      <style:text-properties fo:font-size="13pt" officeooo:rsid="003a066a" style:font-size-asian="13pt" style:font-size-complex="13pt"/>
    </style:style>
    <style:style style:name="T14" style:family="text">
      <style:text-properties fo:font-size="13pt" officeooo:rsid="003bee39" style:font-size-asian="13pt" style:font-size-complex="13pt"/>
    </style:style>
    <style:style style:name="T15" style:family="text">
      <style:text-properties fo:font-size="13pt" officeooo:rsid="0040a9b0" style:font-size-asian="13pt" style:font-size-complex="13pt"/>
    </style:style>
    <style:style style:name="T16" style:family="text">
      <style:text-properties fo:font-size="13pt" officeooo:rsid="0043ae3c" style:font-size-asian="13pt" style:font-size-complex="13pt"/>
    </style:style>
    <style:style style:name="T17" style:family="text">
      <style:text-properties officeooo:rsid="000c0639"/>
    </style:style>
    <style:style style:name="T18" style:family="text">
      <style:text-properties officeooo:rsid="000cdcae"/>
    </style:style>
    <style:style style:name="T19" style:family="text">
      <style:text-properties officeooo:rsid="000e0d16"/>
    </style:style>
    <style:style style:name="T20" style:family="text">
      <style:text-properties fo:font-size="14pt" officeooo:rsid="000c0639" style:font-size-asian="14pt" style:font-size-complex="14pt"/>
    </style:style>
    <style:style style:name="T21" style:family="text">
      <style:text-properties fo:font-size="14pt" officeooo:rsid="000e0d16" style:font-size-asian="14pt" style:font-size-complex="14pt"/>
    </style:style>
    <style:style style:name="T22" style:family="text">
      <style:text-properties fo:font-size="14pt" officeooo:rsid="002141ec" style:font-size-asian="14pt" style:font-size-complex="14pt"/>
    </style:style>
    <style:style style:name="T23" style:family="text">
      <style:text-properties fo:font-size="14pt" officeooo:rsid="00251506" style:font-size-asian="14pt" style:font-size-complex="14pt"/>
    </style:style>
    <style:style style:name="T24" style:family="text">
      <style:text-properties fo:font-size="14pt" officeooo:rsid="002a7d0c" style:font-size-asian="14pt" style:font-size-complex="14pt"/>
    </style:style>
    <style:style style:name="T25" style:family="text">
      <style:text-properties fo:font-size="14pt" officeooo:rsid="003607f0" style:font-size-asian="14pt" style:font-size-complex="14pt"/>
    </style:style>
    <style:style style:name="T26" style:family="text">
      <style:text-properties fo:font-size="14pt" officeooo:rsid="003c90e0" style:font-size-asian="14pt" style:font-size-complex="14pt"/>
    </style:style>
    <style:style style:name="T27" style:family="text">
      <style:text-properties officeooo:rsid="00157618"/>
    </style:style>
    <style:style style:name="T28" style:family="text">
      <style:text-properties officeooo:rsid="0022348e"/>
    </style:style>
    <style:style style:name="T29" style:family="text">
      <style:text-properties officeooo:rsid="0022ec71"/>
    </style:style>
    <style:style style:name="T30" style:family="text">
      <style:text-properties officeooo:rsid="00251506"/>
    </style:style>
    <style:style style:name="T31" style:family="text">
      <style:text-properties officeooo:rsid="00259ae0"/>
    </style:style>
    <style:style style:name="T32" style:family="text">
      <style:text-properties officeooo:rsid="002732e3"/>
    </style:style>
    <style:style style:name="T33" style:family="text">
      <style:text-properties officeooo:rsid="002844bf"/>
    </style:style>
    <style:style style:name="T34" style:family="text">
      <style:text-properties officeooo:rsid="002a7d0c"/>
    </style:style>
    <style:style style:name="T35" style:family="text">
      <style:text-properties officeooo:rsid="002b6cf4"/>
    </style:style>
    <style:style style:name="T36" style:family="text">
      <style:text-properties officeooo:rsid="002db176"/>
    </style:style>
    <style:style style:name="T37" style:family="text">
      <style:text-properties fo:font-weight="normal" officeooo:rsid="0009834b" style:font-weight-asian="normal" style:font-weight-complex="normal"/>
    </style:style>
    <style:style style:name="T38" style:family="text">
      <style:text-properties officeooo:rsid="0009834b"/>
    </style:style>
    <style:style style:name="T39" style:family="text">
      <style:text-properties officeooo:rsid="003382cd"/>
    </style:style>
    <style:style style:name="T40" style:family="text">
      <style:text-properties officeooo:rsid="00215201"/>
    </style:style>
    <style:style style:name="T41" style:family="text">
      <style:text-properties officeooo:rsid="00342bea"/>
    </style:style>
    <style:style style:name="T42" style:family="text">
      <style:text-properties officeooo:rsid="003456af"/>
    </style:style>
    <style:style style:name="T43" style:family="text">
      <style:text-properties officeooo:rsid="003607f0"/>
    </style:style>
    <style:style style:name="T44" style:family="text">
      <style:text-properties officeooo:rsid="003793c3"/>
    </style:style>
    <style:style style:name="T45" style:family="text">
      <style:text-properties officeooo:rsid="0037ad1d"/>
    </style:style>
    <style:style style:name="T46" style:family="text">
      <style:text-properties officeooo:rsid="003eeb86"/>
    </style:style>
    <style:style style:name="T47" style:family="text">
      <style:text-properties officeooo:rsid="0040a9b0"/>
    </style:style>
    <style:style style:name="T48" style:family="text">
      <style:text-properties officeooo:rsid="00483840"/>
    </style:style>
    <style:style style:name="T49" style:family="text">
      <style:text-properties officeooo:rsid="004aa1aa"/>
    </style:style>
    <style:style style:name="T50" style:family="text">
      <style:text-properties officeooo:rsid="004c0628"/>
    </style:style>
    <style:style style:name="T51" style:family="text">
      <style:text-properties officeooo:rsid="004cf434"/>
    </style:style>
    <style:style style:name="T52" style:family="text">
      <style:text-properties officeooo:rsid="004e7bfc"/>
    </style:style>
    <style:style style:name="T53" style:family="text">
      <style:text-properties officeooo:rsid="00527bf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aborator 4-6</text:p>
      <text:p text:style-name="P2"/>
      <text:p text:style-name="P3">Enunţ</text:p>
      <text:p text:style-name="P6"/>
      <text:p text:style-name="P7">Clientul doreşte o aplicaţie pentru gestiunea concurenţilor de la un concurs de programare. Programul înregistrează scorul obţinut de fiecare concurent la 10 probe diferite, fiecare probă este notată cu un scor de la 1 la 10. Fiecare participant este identificat printr-un număr de concurs, scorul este ţinut într-o listă unde concurentul 3 are scorul pe poziţia 3 in listă.</text:p>
      <text:p text:style-name="P6"/>
      <text:p text:style-name="P6"/>
      <text:p text:style-name="P3">Listă funcţionalităţi</text:p>
      <text:p text:style-name="P1"/>
      <text:list xml:id="list1873716899" text:style-name="L1">
        <text:list-item>
          <text:p text:style-name="P101">Adaugă un scor la un participant</text:p>
        </text:list-item>
      </text:list>
      <text:list xml:id="list1210711927" text:style-name="L2">
        <text:list-item>
          <text:p text:style-name="P111">Adaugă scor pentru un nou participant (ultimul participant) </text:p>
        </text:list-item>
        <text:list-item>
          <text:p text:style-name="P111">Inserare scor pentru un participant.</text:p>
        </text:list-item>
      </text:list>
      <text:list xml:id="list163957028145238" text:continue-list="list1873716899" text:style-name="L1">
        <text:list-item>
          <text:p text:style-name="P101">Modificare scor</text:p>
        </text:list-item>
      </text:list>
      <text:list xml:id="list1689911201" text:style-name="L3">
        <text:list-item>
          <text:p text:style-name="P112">Șterge scorul pentru un participant dat. </text:p>
        </text:list-item>
        <text:list-item>
          <text:p text:style-name="P112">Șterge scorul pentru un interval de participanți. </text:p>
        </text:list-item>
        <text:list-item>
          <text:p text:style-name="P112">Înlocuiește scorul de la un participant.</text:p>
        </text:list-item>
      </text:list>
      <text:list xml:id="list163957532086450" text:continue-list="list163957028145238" text:style-name="L1">
        <text:list-item>
          <text:p text:style-name="P102">Tipărește lista de participanți</text:p>
        </text:list-item>
      </text:list>
      <text:list xml:id="list254205839" text:style-name="L4">
        <text:list-item>
          <text:p text:style-name="P116">Tipărește participanții care au scor mai mic decât un scor dat. </text:p>
        </text:list-item>
        <text:list-item>
          <text:p text:style-name="P116">Tipărește participanții ordona<text:span text:style-name="T17">ţi</text:span> după scor </text:p>
        </text:list-item>
        <text:list-item>
          <text:p text:style-name="P116">Tipărește participanții cu scor mai mare decât un scor dat, ordona<text:span text:style-name="T17">ţi</text:span> după scor. </text:p>
        </text:list-item>
      </text:list>
      <text:list xml:id="list163956436142191" text:continue-list="list163957532086450" text:style-name="L1">
        <text:list-item>
          <text:p text:style-name="P101">Operaţii pe un subset de participanţi</text:p>
        </text:list-item>
      </text:list>
      <text:list xml:id="list2950422310" text:style-name="L5">
        <text:list-item>
          <text:p text:style-name="P113">Calculează media scorurilor pentru un interval dat (ex. Se da 1 și 5 se tipărește media scorurilor participanților 1,2,3,4 și 5<text:span text:style-name="T17">)</text:span> </text:p>
        </text:list-item>
        <text:list-item>
          <text:p text:style-name="P113">Calculează scorul minim pentru un interval de participanți dat. </text:p>
        </text:list-item>
        <text:list-item>
          <text:p text:style-name="P113">Tipărește participanții dintr-un interval dat care au scorul multiplu de 10.</text:p>
        </text:list-item>
      </text:list>
      <text:list xml:id="list163956657016579" text:continue-list="list163956436142191" text:style-name="L1">
        <text:list-item>
          <text:p text:style-name="P101">Filtrare</text:p>
        </text:list-item>
      </text:list>
      <text:list xml:id="list589313517" text:style-name="L6">
        <text:list-item>
          <text:p text:style-name="P114">Filtrare participanți care au scorul multiplu unui număr dat. Ex. Se da numărul 10, se elimină scorul de la toți participanții care nu au scorul multiplu de 10. </text:p>
        </text:list-item>
        <text:list-item>
          <text:p text:style-name="P114">Filtrare participanți care au scorul mai mic decât un scor dat.</text:p>
        </text:list-item>
      </text:list>
      <text:list xml:id="list163957756310844" text:continue-list="list163956657016579" text:style-name="L1">
        <text:list-item>
          <text:p text:style-name="P101">Undo</text:p>
        </text:list-item>
      </text:list>
      <text:list xml:id="list4288222865" text:style-name="L7">
        <text:list-item>
          <text:p text:style-name="P115">Reface ultima operație (lista de scoruri revine la numerele ce existau înainte de ultima operație care a modificat lista) </text:p>
        </text:list-item>
      </text:list>
      <text:p text:style-name="P3"/>
      <text:p text:style-name="P4"/>
      <text:p text:style-name="P4"/>
      <text:p text:style-name="P4"><text:soft-page-break/>Planul de iteraţii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5">Iteraţia 1</text:p>
          </table:table-cell>
          <table:table-cell table:style-name="Table1.B1" office:value-type="string">
            <text:list xml:id="list1594607563" text:style-name="L8">
              <text:list-item>
                <text:p text:style-name="P129">Funcţionalitatea 1: Adaugă scor pentru un nou participant</text:p>
              </text:list-item>
              <text:list-item>
                <text:p text:style-name="P130">Funcţionalitatea <text:span text:style-name="T17">2</text:span>: Modificare scor</text:p>
              </text:list-item>
              <text:list-item>
                <text:p text:style-name="P130">Funcţionalitatea <text:span text:style-name="T17">3: Tipăreşte lista de participanţi</text:span></text:p>
              </text:list-item>
            </text:list>
          </table:table-cell>
        </table:table-row>
        <table:table-row table:style-name="TableLine94739684014064">
          <table:table-cell table:style-name="Table1.A2" office:value-type="string">
            <text:p text:style-name="P94">Iteraţia <text:span text:style-name="T17">2</text:span></text:p>
          </table:table-cell>
          <table:table-cell table:style-name="Table1.B2" office:value-type="string">
            <text:list xml:id="list163956952252287" text:continue-numbering="true" text:style-name="L8">
              <text:list-item>
                <text:p text:style-name="P151"><text:span text:style-name="T1">Funcţionalitatea </text:span><text:span text:style-name="T2">4</text:span><text:span text:style-name="T1">: </text:span><text:span text:style-name="T2">Operaţii pe un subset de paticipanţi</text:span></text:p>
              </text:list-item>
              <text:list-item>
                <text:p text:style-name="P151"><text:span text:style-name="T1">Funcţionalitatea </text:span><text:span text:style-name="T2">5</text:span><text:span text:style-name="T1">: </text:span><text:span text:style-name="T2">Filtrare</text:span></text:p>
              </text:list-item>
            </text:list>
          </table:table-cell>
        </table:table-row>
        <table:table-row table:style-name="TableLine94739684011808">
          <table:table-cell table:style-name="Table1.A2" office:value-type="string">
            <text:p text:style-name="P94">Iteraţia <text:span text:style-name="T17">3</text:span></text:p>
          </table:table-cell>
          <table:table-cell table:style-name="Table1.B2" office:value-type="string">
            <text:list xml:id="list163957016404087" text:continue-numbering="true" text:style-name="L8">
              <text:list-item>
                <text:p text:style-name="P151"><text:span text:style-name="T1">Funcţionalitatea </text:span><text:span text:style-name="T2">6</text:span><text:span text:style-name="T1">: </text:span><text:span text:style-name="T2">Undo</text:span></text:p>
              </text:list-item>
            </text:list>
          </table:table-cell>
        </table:table-row>
      </table:table>
      <text:p text:style-name="P21"/>
      <text:p text:style-name="P21"/>
      <text:p text:style-name="P106">Lista de activităţi funcţionalitatea 1</text:p>
      <table:table table:name="Table14" table:style-name="Table14">
        <table:table-column table:style-name="Table14.A"/>
        <table:table-column table:style-name="Table14.B"/>
        <table:table-row table:style-name="TableLine94739717000960">
          <table:table-cell table:style-name="Table14.A1" office:value-type="string">
            <text:p text:style-name="P158">T1</text:p>
          </table:table-cell>
          <table:table-cell table:style-name="Table14.B1" office:value-type="string">
            <text:p text:style-name="P157">Validare score</text:p>
          </table:table-cell>
        </table:table-row>
        <table:table-row table:style-name="TableLine94739717000960">
          <table:table-cell table:style-name="Table14.A2" office:value-type="string">
            <text:p text:style-name="P158">T2</text:p>
          </table:table-cell>
          <table:table-cell table:style-name="Table14.B2" office:value-type="string">
            <text:p text:style-name="P157">Media scorului introdus</text:p>
          </table:table-cell>
        </table:table-row>
        <table:table-row table:style-name="TableLine94739717000960">
          <table:table-cell table:style-name="Table14.A2" office:value-type="string">
            <text:p text:style-name="P158">T3</text:p>
          </table:table-cell>
          <table:table-cell table:style-name="Table14.B2" office:value-type="string">
            <text:p text:style-name="P157">Creare participant</text:p>
          </table:table-cell>
        </table:table-row>
        <table:table-row table:style-name="TableLine94739717000960">
          <table:table-cell table:style-name="Table14.A2" office:value-type="string">
            <text:p text:style-name="P158">T4</text:p>
          </table:table-cell>
          <table:table-cell table:style-name="Table14.B2" office:value-type="string">
            <text:p text:style-name="P157">Adăugare/Modificare participant</text:p>
          </table:table-cell>
        </table:table-row>
        <table:table-row table:style-name="TableLine94739717000960">
          <table:table-cell table:style-name="Table14.A2" office:value-type="string">
            <text:p text:style-name="P158">T5</text:p>
          </table:table-cell>
          <table:table-cell table:style-name="Table14.B2" office:value-type="string">
            <text:p text:style-name="P157">Implementarea interfeţei</text:p>
          </table:table-cell>
        </table:table-row>
      </table:table>
      <text:p text:style-name="P103"/>
      <text:p text:style-name="P21"/>
      <text:p text:style-name="P14">Scenariu de rulare pentru funcţionalitatea de adăugare scor pentru <text:span text:style-name="T19">la un </text:span>participant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739684014752"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26">Utilizator</text:p>
          </table:table-cell>
          <table:table-cell table:style-name="Table2.A1" office:value-type="string">
            <text:p text:style-name="P26">Program</text:p>
          </table:table-cell>
          <table:table-cell table:style-name="Table2.D1" office:value-type="string">
            <text:p text:style-name="P26">Descriere</text:p>
          </table:table-cell>
        </table:table-row>
        <table:table-row table:style-name="TableLine94739684060240">
          <table:table-cell table:style-name="Table2.A2" office:value-type="string">
            <text:p text:style-name="P32">a</text:p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8">add or insert</text:p>
          </table:table-cell>
          <table:table-cell table:style-name="Table2.D2" office:value-type="string">
            <text:p text:style-name="P26">Tipăreşte UI-ul</text:p>
          </table:table-cell>
        </table:table-row>
        <table:table-row table:style-name="TableLine94739684062640">
          <table:table-cell table:style-name="Table2.A2" office:value-type="string">
            <text:p text:style-name="P32">b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8">add</text:p>
          </table:table-cell>
          <table:table-cell table:style-name="Table2.D2" office:value-type="string">
            <text:p text:style-name="P38">T<text:span text:style-name="T19">r</text:span>atează cazul de adăugare</text:p>
          </table:table-cell>
        </table:table-row>
        <table:table-row table:style-name="TableLine94739684063552">
          <table:table-cell table:style-name="Table2.A2" office:value-type="string">
            <text:p text:style-name="P77">c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71">scores:</text:p>
          </table:table-cell>
          <table:table-cell table:style-name="Table2.D2" office:value-type="string">
            <text:p text:style-name="P41">Cere id-ul concurentului dorit</text:p>
          </table:table-cell>
        </table:table-row>
        <table:table-row table:style-name="TableLine94739684064512">
          <table:table-cell table:style-name="Table2.A2" office:value-type="string">
            <text:p text:style-name="P77">d</text:p>
          </table:table-cell>
          <table:table-cell table:style-name="Table2.A2" office:value-type="string">
            <text:p text:style-name="P29">5 6 7 1 2 3</text:p>
          </table:table-cell>
          <table:table-cell table:style-name="Table2.A2" office:value-type="string">
            <text:p text:style-name="P33"/>
          </table:table-cell>
          <table:table-cell table:style-name="Table2.D2" office:value-type="string">
            <text:p text:style-name="P29">Adaugă scorurile <text:span text:style-name="T18">în listă</text:span></text:p>
          </table:table-cell>
        </table:table-row>
        <table:table-row table:style-name="TableLine94739684065424">
          <table:table-cell table:style-name="Table2.A2" office:value-type="string">
            <text:p text:style-name="P77">e</text:p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8">insert</text:p>
          </table:table-cell>
          <table:table-cell table:style-name="Table2.D2" office:value-type="string">
            <text:p text:style-name="P38">Tratează cazul de inserare</text:p>
          </table:table-cell>
        </table:table-row>
        <table:table-row table:style-name="TableLine94739684066288">
          <table:table-cell table:style-name="Table2.A2" office:value-type="string">
            <text:p text:style-name="P77">f</text:p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8"><text:span text:style-name="T19">i</text:span>d:</text:p>
          </table:table-cell>
          <table:table-cell table:style-name="Table2.D2" office:value-type="string">
            <text:p text:style-name="P38">Cere id-ul concurentului dorit</text:p>
          </table:table-cell>
        </table:table-row>
        <table:table-row table:style-name="TableLine94739684067280">
          <table:table-cell table:style-name="Table2.A2" office:value-type="string">
            <text:p text:style-name="P77">g</text:p>
          </table:table-cell>
          <table:table-cell table:style-name="Table2.A2" office:value-type="string">
            <text:p text:style-name="P38">1</text:p>
          </table:table-cell>
          <table:table-cell table:style-name="Table2.A2" office:value-type="string">
            <text:p text:style-name="P38"/>
          </table:table-cell>
          <table:table-cell table:style-name="Table2.D2" office:value-type="string">
            <text:p text:style-name="P38">Primeşte <text:span text:style-name="T27">id-ul</text:span> dorit</text:p>
          </table:table-cell>
        </table:table-row>
        <table:table-row table:style-name="TableLine94739684068352">
          <table:table-cell table:style-name="Table2.A2" office:value-type="string">
            <text:p text:style-name="P77">h</text:p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71">scores:</text:p>
          </table:table-cell>
          <table:table-cell table:style-name="Table2.D2" office:value-type="string">
            <text:p text:style-name="P38">Cere <text:span text:style-name="T30">scorurile</text:span></text:p>
          </table:table-cell>
        </table:table-row>
        <table:table-row table:style-name="TableLine94739684069344">
          <table:table-cell table:style-name="Table2.A2" office:value-type="string">
            <text:p text:style-name="P77">i</text:p>
          </table:table-cell>
          <table:table-cell table:style-name="Table2.A2" office:value-type="string">
            <text:p text:style-name="P38">9 9 9 9</text:p>
          </table:table-cell>
          <table:table-cell table:style-name="Table2.A2" office:value-type="string">
            <text:p text:style-name="P38"/>
          </table:table-cell>
          <table:table-cell table:style-name="Table2.D2" office:value-type="string">
            <text:p text:style-name="P38">Inserează scorurile la participantul dorit</text:p>
          </table:table-cell>
        </table:table-row>
        <table:table-row table:style-name="TableLine94739684070416">
          <table:table-cell table:style-name="Table2.A2" office:value-type="string">
            <text:p text:style-name="P77">j</text:p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8">insert</text:p>
          </table:table-cell>
          <table:table-cell table:style-name="Table2.D2" office:value-type="string">
            <text:p text:style-name="P38">Tratează cazul de inserare</text:p>
          </table:table-cell>
        </table:table-row>
        <table:table-row table:style-name="TableLine94739684071488">
          <table:table-cell table:style-name="Table2.A2" office:value-type="string">
            <text:p text:style-name="P77">k</text:p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8"><text:span text:style-name="T19">i</text:span>d:</text:p>
          </table:table-cell>
          <table:table-cell table:style-name="Table2.D2" office:value-type="string">
            <text:p text:style-name="P38">Cere id-ul concurentului dorit</text:p>
          </table:table-cell>
        </table:table-row>
        <table:table-row table:style-name="TableLine94739684072560">
          <table:table-cell table:style-name="Table2.A2" office:value-type="string">
            <text:p text:style-name="P77">l</text:p>
          </table:table-cell>
          <table:table-cell table:style-name="Table2.A2" office:value-type="string">
            <text:p text:style-name="P38">1</text:p>
          </table:table-cell>
          <table:table-cell table:style-name="Table2.A2" office:value-type="string">
            <text:p text:style-name="P38"><text:span text:style-name="T32">t</text:span>oo many scores trying to be added -&gt; <text:soft-page-break/>the maximum scores to be stored for a participant is <text:span text:style-name="T19">10</text:span>!</text:p>
          </table:table-cell>
          <table:table-cell table:style-name="Table2.D2" office:value-type="string">
            <text:p text:style-name="P38">Trateză cazul în care se doreşte să se insereze un scor pentru un participant, <text:soft-page-break/>dar acesta are deja numărul maxim posibil introdus</text:p>
          </table:table-cell>
        </table:table-row>
      </table:table>
      <text:p text:style-name="P9"/>
      <text:p text:style-name="P10"/>
      <text:p text:style-name="P17">Cazuri de testare pentru <text:span text:style-name="T17">funcţionalitatea de adăugare scor pentru </text:span><text:span text:style-name="T19">la un </text:span><text:span text:style-name="T17">participant</text:span></text:p>
      <table:table table:name="Table5" table:style-name="Table5">
        <table:table-column table:style-name="Table5.A"/>
        <table:table-column table:style-name="Table5.B"/>
        <table:table-row table:style-name="TableLine94739684076128">
          <table:table-cell table:style-name="Table5.A1" office:value-type="string">
            <text:p text:style-name="P71">Date: cmd, sort_l, id</text:p>
          </table:table-cell>
          <table:table-cell table:style-name="Table5.B1" office:value-type="string">
            <text:p text:style-name="P71">Rezultate: adăugare sau inserţie de scoruri</text:p>
          </table:table-cell>
        </table:table-row>
        <table:table-row table:style-name="TableLine94739684095120">
          <table:table-cell table:style-name="Table5.A2" office:value-type="string">
            <text:p text:style-name="P71"><text:span text:style-name="T35">cmd: </text:span>add<text:line-break/><text:span text:style-name="T31">scores: </text:span>2.7 5 6 7 1 3 </text:p>
          </table:table-cell>
          <table:table-cell table:style-name="Table5.B2" office:value-type="string">
            <text:p text:style-name="P81">Adaugă participantul cu scorul aferent la sfârşitul listei</text:p>
          </table:table-cell>
        </table:table-row>
        <table:table-row table:style-name="Table5.3">
          <table:table-cell table:style-name="Table5.A2" office:value-type="string">
            <text:p text:style-name="P71">insert<text:line-break/>id: 0</text:p>
            <text:p text:style-name="P71">scores: 9.8 <text:span text:style-name="T33">7</text:span></text:p>
          </table:table-cell>
          <table:table-cell table:style-name="Table5.B2" office:value-type="string">
            <text:p text:style-name="P81">Inserează în lista de scoruri participantului cu id-ul 0 scorile precizate</text:p>
          </table:table-cell>
        </table:table-row>
        <table:table-row table:style-name="TableLine94739684096928">
          <table:table-cell table:style-name="Table5.A2" office:value-type="string">
            <text:p text:style-name="P80"><text:span text:style-name="T35">cmd: </text:span>insert</text:p>
            <text:p text:style-name="P78">id: 1</text:p>
            <text:p text:style-name="P78">scores: 9.7</text:p>
          </table:table-cell>
          <table:table-cell table:style-name="Table5.B2" office:value-type="string">
            <text:p text:style-name="P78">invalid contest id!</text:p>
          </table:table-cell>
        </table:table-row>
        <table:table-row table:style-name="TableLine94739684097408">
          <table:table-cell table:style-name="Table5.A2" office:value-type="string">
            <text:p text:style-name="P80"><text:span text:style-name="T35">cmd: </text:span>add</text:p>
            <text:p text:style-name="P78">scores: 7.8 9 <text:span text:style-name="T33">a</text:span></text:p>
          </table:table-cell>
          <table:table-cell table:style-name="Table5.B2" office:value-type="string">
            <text:p text:style-name="P78">invalid numbers!</text:p>
          </table:table-cell>
        </table:table-row>
        <table:table-row table:style-name="TableLine94739684098080">
          <table:table-cell table:style-name="Table5.A2" office:value-type="string">
            <text:p text:style-name="P80"><text:span text:style-name="T35">cmd: </text:span>add</text:p>
            <text:p text:style-name="P78">scores: 9 7 1 2 4</text:p>
          </table:table-cell>
          <table:table-cell table:style-name="Table5.B2" office:value-type="string">
            <text:p text:style-name="P81">Adaugă participantul cu scorul aferent la sfârşitul listei</text:p>
          </table:table-cell>
        </table:table-row>
        <table:table-row table:style-name="TableLine94739684098832">
          <table:table-cell table:style-name="Table5.A2" office:value-type="string">
            <text:p text:style-name="P80"><text:span text:style-name="T35">cmd: </text:span>insert</text:p>
            <text:p text:style-name="P78">id: 1</text:p>
            <text:p text:style-name="P78">scores: 9.7 <text:span text:style-name="T33">1.2</text:span></text:p>
          </table:table-cell>
          <table:table-cell table:style-name="Table5.B2" office:value-type="string">
            <text:p text:style-name="P81">Inserează în lista de scoruri participantului cu id-ul 1 scorile precizate</text:p>
          </table:table-cell>
        </table:table-row>
        <table:table-row table:style-name="TableLine94739684099584">
          <table:table-cell table:style-name="Table5.A2" office:value-type="string">
            <text:p text:style-name="P80"><text:span text:style-name="T35">cmd: </text:span>insert</text:p>
            <text:p text:style-name="P78">id: 1</text:p>
            <text:p text:style-name="P78">scores: 7 9 1 10 7</text:p>
          </table:table-cell>
          <table:table-cell table:style-name="Table5.B2" office:value-type="string">
            <text:p text:style-name="P38"><text:span text:style-name="T33">t</text:span>oo many scores trying to be added -&gt; the maximum scores to be stored for a participant is <text:span text:style-name="T19">10</text:span>!</text:p>
          </table:table-cell>
        </table:table-row>
        <table:table-row table:style-name="TableLine94739684100336">
          <table:table-cell table:style-name="Table5.A2" office:value-type="string">
            <text:p text:style-name="P80"><text:span text:style-name="T35">cmd: </text:span>add</text:p>
            <text:p text:style-name="P79">scores: 9 7 1 2 4 <text:span text:style-name="T33">11</text:span></text:p>
          </table:table-cell>
          <table:table-cell table:style-name="Table5.B2" office:value-type="string">
            <text:p text:style-name="P81">scores must be between 1 and 10!</text:p>
          </table:table-cell>
        </table:table-row>
      </table:table>
      <text:p text:style-name="P17"/>
      <text:p text:style-name="P17"/>
      <text:p text:style-name="P106">Lista de activităţi funcţionalitatea <text:span text:style-name="T48">2</text:span></text:p>
      <table:table table:name="Table15" table:style-name="Table15">
        <table:table-column table:style-name="Table15.A"/>
        <table:table-column table:style-name="Table15.B"/>
        <table:table-row table:style-name="TableLine94739716903680">
          <table:table-cell table:style-name="Table15.A1" office:value-type="string">
            <text:p text:style-name="P158">T1</text:p>
          </table:table-cell>
          <table:table-cell table:style-name="Table15.B1" office:value-type="string">
            <text:p text:style-name="P157">Validare <text:span text:style-name="T48">id</text:span></text:p>
          </table:table-cell>
        </table:table-row>
        <table:table-row table:style-name="TableLine94739716903680">
          <table:table-cell table:style-name="Table15.A2" office:value-type="string">
            <text:p text:style-name="P158">T2</text:p>
          </table:table-cell>
          <table:table-cell table:style-name="Table15.B2" office:value-type="string">
            <text:p text:style-name="P163">Ştergerea scorului unui participant</text:p>
          </table:table-cell>
        </table:table-row>
        <table:table-row table:style-name="TableLine94739716903680">
          <table:table-cell table:style-name="Table15.A2" office:value-type="string">
            <text:p text:style-name="P158">T3</text:p>
          </table:table-cell>
          <table:table-cell table:style-name="Table15.B2" office:value-type="string">
            <text:p text:style-name="P163">Ştergerea scorului unui interval de participanţi</text:p>
          </table:table-cell>
        </table:table-row>
        <table:table-row table:style-name="TableLine94739716903680">
          <table:table-cell table:style-name="Table15.A2" office:value-type="string">
            <text:p text:style-name="P158">T4</text:p>
          </table:table-cell>
          <table:table-cell table:style-name="Table15.B2" office:value-type="string">
            <text:p text:style-name="P163">Validare scor</text:p>
          </table:table-cell>
        </table:table-row>
        <table:table-row table:style-name="TableLine94739716903680">
          <table:table-cell table:style-name="Table15.A2" office:value-type="string">
            <text:p text:style-name="P158">T5</text:p>
          </table:table-cell>
          <table:table-cell table:style-name="Table15.B2" office:value-type="string">
            <text:p text:style-name="P163">Înlocuirea scorului unui participant</text:p>
          </table:table-cell>
        </table:table-row>
        <table:table-row table:style-name="TableLine94739716903680">
          <table:table-cell table:style-name="Table15.A2" office:value-type="string">
            <text:p text:style-name="P167">T6</text:p>
          </table:table-cell>
          <table:table-cell table:style-name="Table15.B2" office:value-type="string">
            <text:p text:style-name="P163">Implementarea interfeţei</text:p>
          </table:table-cell>
        </table:table-row>
      </table:table>
      <text:p text:style-name="P103"/>
      <text:p text:style-name="P103"/>
      <text:p text:style-name="P15"/>
      <text:p text:style-name="P22"><text:soft-page-break/><text:span text:style-name="T20">Scenariu de rulare pentru funcţionalitatea de </text:span><text:span text:style-name="T21">modificare score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739684102320"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27">Utilizator</text:p>
          </table:table-cell>
          <table:table-cell table:style-name="Table3.A1" office:value-type="string">
            <text:p text:style-name="P27">Program</text:p>
          </table:table-cell>
          <table:table-cell table:style-name="Table3.D1" office:value-type="string">
            <text:p text:style-name="P27">Descriere</text:p>
          </table:table-cell>
        </table:table-row>
        <table:table-row table:style-name="TableLine94739684137392">
          <table:table-cell table:style-name="Table3.A2" office:value-type="string">
            <text:p text:style-name="P44">a</text:p>
          </table:table-cell>
          <table:table-cell table:style-name="Table3.A2" office:value-type="string">
            <text:p text:style-name="P53">del_id</text:p>
          </table:table-cell>
          <table:table-cell table:style-name="Table3.A2" office:value-type="string">
            <text:p text:style-name="P58"/>
          </table:table-cell>
          <table:table-cell table:style-name="Table3.D2" office:value-type="string">
            <text:p text:style-name="P39">T<text:span text:style-name="T19">r</text:span>atează cazul de <text:span text:style-name="T19">ştergere scor pentru un participant</text:span></text:p>
          </table:table-cell>
        </table:table-row>
        <table:table-row table:style-name="TableLine94739684140176">
          <table:table-cell table:style-name="Table3.A2" office:value-type="string">
            <text:p text:style-name="P62">b</text:p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58"><text:span text:style-name="T27">i</text:span>d: </text:p>
          </table:table-cell>
          <table:table-cell table:style-name="Table3.D2" office:value-type="string">
            <text:p text:style-name="P48">Cere id-ul concurentului dorit</text:p>
          </table:table-cell>
        </table:table-row>
        <table:table-row table:style-name="TableLine94739684141088">
          <table:table-cell table:style-name="Table3.A2" office:value-type="string">
            <text:p text:style-name="P62">c</text:p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39"/>
          </table:table-cell>
          <table:table-cell table:style-name="Table3.D2" office:value-type="string">
            <text:p text:style-name="P48">Şterge lista scorurilor concurentului cu id-ul dorit</text:p>
          </table:table-cell>
        </table:table-row>
        <table:table-row table:style-name="TableLine94739684142128">
          <table:table-cell table:style-name="Table3.A2" office:value-type="string">
            <text:p text:style-name="P62">d</text:p>
          </table:table-cell>
          <table:table-cell table:style-name="Table3.A2" office:value-type="string">
            <text:p text:style-name="P53">del_int_id</text:p>
          </table:table-cell>
          <table:table-cell table:style-name="Table3.A2" office:value-type="string">
            <text:p text:style-name="P48"/>
          </table:table-cell>
          <table:table-cell table:style-name="Table3.D2" office:value-type="string">
            <text:p text:style-name="P48">Trateză cazul de ştergere scor pentru un interval de participant</text:p>
          </table:table-cell>
        </table:table-row>
        <table:table-row table:style-name="TableLine94739684143280">
          <table:table-cell table:style-name="Table3.A2" office:value-type="string">
            <text:p text:style-name="P62">e</text:p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48">id interval:</text:p>
          </table:table-cell>
          <table:table-cell table:style-name="Table3.D2" office:value-type="string">
            <text:p text:style-name="P48">Cere intervalul de id-uri pentru ştergere</text:p>
          </table:table-cell>
        </table:table-row>
        <table:table-row table:style-name="TableLine94739684144304">
          <table:table-cell table:style-name="Table3.A2" office:value-type="string">
            <text:p text:style-name="P62">f</text:p>
          </table:table-cell>
          <table:table-cell table:style-name="Table3.A2" office:value-type="string">
            <text:p text:style-name="P85">2 4</text:p>
          </table:table-cell>
          <table:table-cell table:style-name="Table3.A2" office:value-type="string">
            <text:p text:style-name="P48"/>
          </table:table-cell>
          <table:table-cell table:style-name="Table3.D2" office:value-type="string">
            <text:p text:style-name="P48">Ştergere scorurile aferente participanţilor cu id-ul cuprins în intervalul închis specificat</text:p>
          </table:table-cell>
        </table:table-row>
        <table:table-row table:style-name="TableLine94739684145376">
          <table:table-cell table:style-name="Table3.A2" office:value-type="string">
            <text:p text:style-name="P62">g</text:p>
          </table:table-cell>
          <table:table-cell table:style-name="Table3.A2" office:value-type="string">
            <text:p text:style-name="P53">replace_id</text:p>
          </table:table-cell>
          <table:table-cell table:style-name="Table3.A2" office:value-type="string">
            <text:p text:style-name="P39"/>
          </table:table-cell>
          <table:table-cell table:style-name="Table3.D2" office:value-type="string">
            <text:p text:style-name="P48">Trateză cazul de modificare scor pentru un participant</text:p>
          </table:table-cell>
        </table:table-row>
        <table:table-row table:style-name="TableLine94739684146448">
          <table:table-cell table:style-name="Table3.A2" office:value-type="string">
            <text:p text:style-name="P62">h</text:p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39">Id:</text:p>
          </table:table-cell>
          <table:table-cell table:style-name="Table3.D2" office:value-type="string">
            <text:p text:style-name="P39">Cere id-ul concurentului dorit</text:p>
          </table:table-cell>
        </table:table-row>
        <table:table-row table:style-name="TableLine94739684147440">
          <table:table-cell table:style-name="Table3.A2" office:value-type="string">
            <text:p text:style-name="P62">i</text:p>
          </table:table-cell>
          <table:table-cell table:style-name="Table3.A2" office:value-type="string">
            <text:p text:style-name="P48">4</text:p>
          </table:table-cell>
          <table:table-cell table:style-name="Table3.A2" office:value-type="string">
            <text:p text:style-name="P39"/>
          </table:table-cell>
          <table:table-cell table:style-name="Table3.D2" office:value-type="string">
            <text:p text:style-name="P48">Primeşte id-ul dorit</text:p>
          </table:table-cell>
        </table:table-row>
        <table:table-row table:style-name="TableLine94739684148512">
          <table:table-cell table:style-name="Table3.A2" office:value-type="string">
            <text:p text:style-name="P44">j</text:p>
          </table:table-cell>
          <table:table-cell table:style-name="Table3.A2" office:value-type="string">
            <text:p text:style-name="P48">4 9 10 8</text:p>
          </table:table-cell>
          <table:table-cell table:style-name="Table3.A2" office:value-type="string">
            <text:p text:style-name="P39"/>
          </table:table-cell>
          <table:table-cell table:style-name="Table3.D2" office:value-type="string">
            <text:p text:style-name="P48">Înlocuieşte lista de scoruri a concurentului specificat cu cea introdusă</text:p>
          </table:table-cell>
        </table:table-row>
      </table:table>
      <text:p text:style-name="P10"/>
      <text:p text:style-name="P18">Cazuri de testare pentru <text:span text:style-name="T17">funcţionalitatea </text:span><text:span text:style-name="T34">de modificare scor</text:span></text:p>
      <table:table table:name="Table6" table:style-name="Table6">
        <table:table-column table:style-name="Table6.A"/>
        <table:table-column table:style-name="Table6.B"/>
        <table:table-row table:style-name="TableLine94739684151744">
          <table:table-cell table:style-name="Table6.A1" office:value-type="string">
            <text:p text:style-name="P72">Date: cmd, <text:span text:style-name="T34">id, id_interval</text:span></text:p>
          </table:table-cell>
          <table:table-cell table:style-name="Table6.B1" office:value-type="string">
            <text:p text:style-name="P72">Rezultate: <text:span text:style-name="T34">ştergere şi modificare de scoruri</text:span></text:p>
          </table:table-cell>
        </table:table-row>
        <table:table-row table:style-name="TableLine94739684167648">
          <table:table-cell table:style-name="Table6.A2" office:value-type="string">
            <text:p text:style-name="P72"><text:span text:style-name="T35">cmd: </text:span><text:span text:style-name="T34">del_id</text:span></text:p>
            <text:p text:style-name="P82">id: 0</text:p>
          </table:table-cell>
          <table:table-cell table:style-name="Table6.B2" office:value-type="string">
            <text:p text:style-name="P82">Şterge scorul asociat participantului cu id-ul 0</text:p>
          </table:table-cell>
        </table:table-row>
        <table:table-row table:style-name="Table6.3">
          <table:table-cell table:style-name="Table6.A2" office:value-type="string">
            <text:p text:style-name="P96"><text:span text:style-name="T4">cmd: </text:span><text:span text:style-name="T3">del_int_id</text:span></text:p>
            <text:p text:style-name="P82">id interval: 1 0</text:p>
          </table:table-cell>
          <table:table-cell table:style-name="Table6.B2" office:value-type="string">
            <text:p text:style-name="P82">“invalid contest id interval!”</text:p>
          </table:table-cell>
        </table:table-row>
        <table:table-row table:style-name="TableLine94739684169456">
          <table:table-cell table:style-name="Table6.A2" office:value-type="string">
            <text:p text:style-name="P82"><text:span text:style-name="T35">cmd:</text:span>del_int_id</text:p>
            <text:p text:style-name="P82">id interval: 0 6</text:p>
          </table:table-cell>
          <table:table-cell table:style-name="Table6.B2" office:value-type="string">
            <text:p text:style-name="P82">Şterge scorul asociat participanţilor cu id-ul în intervalul [0, 6]</text:p>
          </table:table-cell>
        </table:table-row>
        <table:table-row table:style-name="Table6.5">
          <table:table-cell table:style-name="Table6.A2" office:value-type="string">
            <text:p text:style-name="P82"><text:span text:style-name="T35">cmd: </text:span>replace_id</text:p>
            <text:p text:style-name="P82">id: 7</text:p>
            <text:p text:style-name="P82">scores: 7 9 10 7</text:p>
          </table:table-cell>
          <table:table-cell table:style-name="Table6.B2" office:value-type="string">
            <text:p text:style-name="P82">Schimbă scorul concurentului cu id-ul 7 în [7, 9, 10, 7]</text:p>
          </table:table-cell>
        </table:table-row>
        <table:table-row table:style-name="TableLine94739684170816">
          <table:table-cell table:style-name="Table6.A2" office:value-type="string">
            <text:p text:style-name="P82"><text:span text:style-name="T35">cmd: </text:span>replace_id</text:p>
            <text:p text:style-name="P82">id: 189</text:p>
            <text:p text:style-name="P82">scores: 6 5 </text:p>
          </table:table-cell>
          <table:table-cell table:style-name="Table6.B2" office:value-type="string">
            <text:p text:style-name="P82">“invalid contest id!”</text:p>
          </table:table-cell>
        </table:table-row>
        <table:table-row table:style-name="TableLine94739684171456">
          <table:table-cell table:style-name="Table6.A2" office:value-type="string">
            <text:p text:style-name="P82"><text:span text:style-name="T35">cmd: </text:span>replace_int_id</text:p>
          </table:table-cell>
          <table:table-cell table:style-name="Table6.B2" office:value-type="string">
            <text:p text:style-name="P82">“invalid command!”</text:p>
          </table:table-cell>
        </table:table-row>
      </table:table>
      <text:p text:style-name="P16"/>
      <text:p text:style-name="P16"/>
      <text:p text:style-name="P16"/>
      <text:p text:style-name="P16"/>
      <text:p text:style-name="P107"><text:soft-page-break/>Lista de activităţi funcţionalitatea <text:span text:style-name="T48">3</text:span></text:p>
      <table:table table:name="Table16" table:style-name="Table16">
        <table:table-column table:style-name="Table16.A"/>
        <table:table-column table:style-name="Table16.B"/>
        <table:table-row table:style-name="TableLine94739634535504">
          <table:table-cell table:style-name="Table16.A1" office:value-type="string">
            <text:p text:style-name="P159">T1</text:p>
          </table:table-cell>
          <table:table-cell table:style-name="Table16.B1" office:value-type="string">
            <text:p text:style-name="P163">Determinarea unei submulţimi a unei mulţimi care satisface un anumit comparator</text:p>
          </table:table-cell>
        </table:table-row>
        <table:table-row table:style-name="TableLine94739634535504">
          <table:table-cell table:style-name="Table16.A2" office:value-type="string">
            <text:p text:style-name="P159">T2</text:p>
          </table:table-cell>
          <table:table-cell table:style-name="Table16.B2" office:value-type="string">
            <text:p text:style-name="P163">Sortarea unei liste în funcţie de ordinea dorită</text:p>
          </table:table-cell>
        </table:table-row>
        <table:table-row table:style-name="TableLine94739634535504">
          <table:table-cell table:style-name="Table16.A2" office:value-type="string">
            <text:p text:style-name="P167">T3</text:p>
          </table:table-cell>
          <table:table-cell table:style-name="Table16.B2" office:value-type="string">
            <text:p text:style-name="P163">Implementarea interfeţei</text:p>
          </table:table-cell>
        </table:table-row>
      </table:table>
      <text:p text:style-name="P104"><text:span text:style-name="T20"/></text:p>
      <text:p text:style-name="P23"><text:span text:style-name="T20">Scenariu de rulare pentru funcţionalitatea de </text:span><text:span text:style-name="T22">tipărirea a listei de participanţi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739684173568">
          <table:table-cell table:style-name="Table4.A1" office:value-type="string">
            <text:p text:style-name="P35"/>
          </table:table-cell>
          <table:table-cell table:style-name="Table4.A1" office:value-type="string">
            <text:p text:style-name="P28">Utilizator</text:p>
          </table:table-cell>
          <table:table-cell table:style-name="Table4.A1" office:value-type="string">
            <text:p text:style-name="P28">Program</text:p>
          </table:table-cell>
          <table:table-cell table:style-name="Table4.D1" office:value-type="string">
            <text:p text:style-name="P28">Descriere</text:p>
          </table:table-cell>
        </table:table-row>
        <table:table-row table:style-name="TableLine94739684229792">
          <table:table-cell table:style-name="Table4.A2" office:value-type="string">
            <text:p text:style-name="P45">a</text:p>
          </table:table-cell>
          <table:table-cell table:style-name="Table4.A2" office:value-type="string">
            <text:p text:style-name="P53">print_1</text:p>
          </table:table-cell>
          <table:table-cell table:style-name="Table4.A2" office:value-type="string">
            <text:p text:style-name="P59"/>
          </table:table-cell>
          <table:table-cell table:style-name="Table4.D2" office:value-type="string">
            <text:p text:style-name="P53">Trateză cazul în care trebuie să tipărească participanţii care au un scor mai mic decât un scor dat</text:p>
          </table:table-cell>
        </table:table-row>
        <table:table-row table:style-name="TableLine94739684232448">
          <table:table-cell table:style-name="Table4.A2" office:value-type="string">
            <text:p text:style-name="P65">b</text:p>
          </table:table-cell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smaller than:</text:p>
          </table:table-cell>
          <table:table-cell table:style-name="Table4.D2" office:value-type="string">
            <text:p text:style-name="P53">Cere scorul maxim al participanţilor care trebuie să fie afişaţi</text:p>
          </table:table-cell>
        </table:table-row>
        <table:table-row table:style-name="TableLine94739684233360">
          <table:table-cell table:style-name="Table4.A2" office:value-type="string">
            <text:p text:style-name="P65">c</text:p>
          </table:table-cell>
          <table:table-cell table:style-name="Table4.A2" office:value-type="string">
            <text:p text:style-name="P53">6.23</text:p>
          </table:table-cell>
          <table:table-cell table:style-name="Table4.A2" office:value-type="string">
            <text:p text:style-name="P53"/>
          </table:table-cell>
          <table:table-cell table:style-name="Table4.D2" office:value-type="string">
            <text:p text:style-name="P53">Primeşte numărul dorit</text:p>
          </table:table-cell>
        </table:table-row>
        <table:table-row table:style-name="TableLine94739684234400">
          <table:table-cell table:style-name="Table4.A2" office:value-type="string">
            <text:p text:style-name="P65">d</text:p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53">id: 1</text:p>
            <text:p text:style-name="P53">score: 4.5</text:p>
            <text:p text:style-name="P53">id: 7</text:p>
            <text:p text:style-name="P53">score: 5.79</text:p>
          </table:table-cell>
          <table:table-cell table:style-name="Table4.D2" office:value-type="string">
            <text:p text:style-name="P53">Tipăreşte informaţia cerută</text:p>
          </table:table-cell>
        </table:table-row>
        <table:table-row table:style-name="TableLine94739684235552">
          <table:table-cell table:style-name="Table4.A2" office:value-type="string">
            <text:p text:style-name="P87">e</text:p>
          </table:table-cell>
          <table:table-cell table:style-name="Table4.A2" office:value-type="string">
            <text:p text:style-name="P53">print_2</text:p>
          </table:table-cell>
          <table:table-cell table:style-name="Table4.A2" office:value-type="string">
            <text:p text:style-name="P40"/>
          </table:table-cell>
          <table:table-cell table:style-name="Table4.D2" office:value-type="string">
            <text:p text:style-name="P53">Trateză cazul în care trebuie să tipărească participanţii ordonoaţi după scor</text:p>
          </table:table-cell>
        </table:table-row>
        <table:table-row table:style-name="TableLine94739684236576">
          <table:table-cell table:style-name="Table4.A2" office:value-type="string">
            <text:p text:style-name="P87">f</text:p>
          </table:table-cell>
          <table:table-cell table:style-name="Table4.A2" office:value-type="string">
            <text:p text:style-name="P45"/>
          </table:table-cell>
          <table:table-cell table:style-name="Table4.A2" office:value-type="string">
            <text:p text:style-name="P53">asc or desc:</text:p>
          </table:table-cell>
          <table:table-cell table:style-name="Table4.D2" office:value-type="string">
            <text:p text:style-name="P53">Cere modul de ordonare a participanţilor</text:p>
          </table:table-cell>
        </table:table-row>
        <table:table-row table:style-name="TableLine94739684237648">
          <table:table-cell table:style-name="Table4.A2" office:value-type="string">
            <text:p text:style-name="P87">g</text:p>
          </table:table-cell>
          <table:table-cell table:style-name="Table4.A2" office:value-type="string">
            <text:p text:style-name="P53">desc</text:p>
          </table:table-cell>
          <table:table-cell table:style-name="Table4.A2" office:value-type="string">
            <text:p text:style-name="P53"/>
          </table:table-cell>
          <table:table-cell table:style-name="Table4.D2" office:value-type="string">
            <text:p text:style-name="P53">Primeşte modul de ordonare</text:p>
          </table:table-cell>
        </table:table-row>
        <table:table-row table:style-name="TableLine94739684238720">
          <table:table-cell table:style-name="Table4.A2" office:value-type="string">
            <text:p text:style-name="P63"/>
          </table:table-cell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Id: 5</text:p>
            <text:p text:style-name="P53">score: 10</text:p>
            <text:p text:style-name="P53">id: 4</text:p>
            <text:p text:style-name="P53">score: 9.78</text:p>
            <text:p text:style-name="P53">id: 11</text:p>
            <text:p text:style-name="P53">score: 9.56</text:p>
            <text:p text:style-name="P53">…</text:p>
            <text:p text:style-name="P68">id: 12</text:p>
            <text:p text:style-name="P68">score: 1.52</text:p>
          </table:table-cell>
          <table:table-cell table:style-name="Table4.D2" office:value-type="string">
            <text:p text:style-name="P53">Tipăreşte informaţia cerută</text:p>
          </table:table-cell>
        </table:table-row>
        <table:table-row table:style-name="TableLine94739684239712">
          <table:table-cell table:style-name="Table4.A2" office:value-type="string">
            <text:p text:style-name="P87">h</text:p>
          </table:table-cell>
          <table:table-cell table:style-name="Table4.A2" office:value-type="string">
            <text:p text:style-name="P53">print_3</text:p>
          </table:table-cell>
          <table:table-cell table:style-name="Table4.A2" office:value-type="string">
            <text:p text:style-name="P49"/>
          </table:table-cell>
          <table:table-cell table:style-name="Table4.D2" office:value-type="string">
            <text:p text:style-name="P53">Trateză cazul în care trebuie să tipărească participanţii care au un scor mai <text:span text:style-name="T28">mare</text:span> decât un scor dat, <text:span text:style-name="T29">ordonaţi după scor</text:span></text:p>
          </table:table-cell>
        </table:table-row>
        <table:table-row table:style-name="TableLine94739684240784">
          <table:table-cell table:style-name="Table4.A2" office:value-type="string">
            <text:p text:style-name="P87">i</text:p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68">bigger than:</text:p>
          </table:table-cell>
          <table:table-cell table:style-name="Table4.D2" office:value-type="string">
            <text:p text:style-name="P68">Cere scorul minim al unui participant</text:p>
          </table:table-cell>
        </table:table-row>
        <table:table-row table:style-name="TableLine94739684241856">
          <table:table-cell table:style-name="Table4.A2" office:value-type="string">
            <text:p text:style-name="P87">j</text:p>
          </table:table-cell>
          <table:table-cell table:style-name="Table4.A2" office:value-type="string">
            <text:p text:style-name="P68">9.5</text:p>
          </table:table-cell>
          <table:table-cell table:style-name="Table4.A2" office:value-type="string">
            <text:p text:style-name="P68"/>
          </table:table-cell>
          <table:table-cell table:style-name="Table4.D2" office:value-type="string">
            <text:p text:style-name="P68">Primeşte scorul cerut</text:p>
          </table:table-cell>
        </table:table-row>
        <table:table-row table:style-name="TableLine94739684242928">
          <table:table-cell table:style-name="Table4.A2" office:value-type="string">
            <text:p text:style-name="P87">k</text:p>
          </table:table-cell>
          <table:table-cell table:style-name="Table4.A2" office:value-type="string">
            <text:p text:style-name="P68"/>
          </table:table-cell>
          <table:table-cell table:style-name="Table4.A2" office:value-type="string">
            <text:p text:style-name="P68">asc or desc</text:p>
          </table:table-cell>
          <table:table-cell table:style-name="Table4.D2" office:value-type="string">
            <text:p text:style-name="P54">Cere modul de ordonare a participanţilor</text:p>
          </table:table-cell>
        </table:table-row>
        <text:soft-page-break/>
        <table:table-row table:style-name="TableLine94739684244000">
          <table:table-cell table:style-name="Table4.A2" office:value-type="string">
            <text:p text:style-name="P87">l</text:p>
          </table:table-cell>
          <table:table-cell table:style-name="Table4.A2" office:value-type="string">
            <text:p text:style-name="P68">asc</text:p>
          </table:table-cell>
          <table:table-cell table:style-name="Table4.A2" office:value-type="string">
            <text:p text:style-name="P68"/>
          </table:table-cell>
          <table:table-cell table:style-name="Table4.D2" office:value-type="string">
            <text:p text:style-name="P54">Primeşte modul de ordonare</text:p>
          </table:table-cell>
        </table:table-row>
        <table:table-row table:style-name="TableLine94739684245072">
          <table:table-cell table:style-name="Table4.A2" office:value-type="string">
            <text:p text:style-name="P87">m</text:p>
          </table:table-cell>
          <table:table-cell table:style-name="Table4.A2" office:value-type="string">
            <text:p text:style-name="P49">3</text:p>
          </table:table-cell>
          <table:table-cell table:style-name="Table4.A2" office:value-type="string">
            <text:p text:style-name="P54">id: 11</text:p>
            <text:p text:style-name="P54">score: 9.56</text:p>
            <text:p text:style-name="P53">id: 4</text:p>
            <text:p text:style-name="P53">score: 9.78</text:p>
            <text:p text:style-name="P54">Id: 5</text:p>
            <text:p text:style-name="P54">score: 10</text:p>
          </table:table-cell>
          <table:table-cell table:style-name="Table4.D2" office:value-type="string">
            <text:p text:style-name="P54">Tipăreşte informaţia cerută</text:p>
          </table:table-cell>
        </table:table-row>
      </table:table>
      <text:p text:style-name="P11"/>
      <text:p text:style-name="P11"/>
      <text:p text:style-name="P24"><text:span text:style-name="T23">Cazuri de testare pentru </text:span><text:span text:style-name="T20">funcţionalitatea </text:span><text:span text:style-name="T24">de tipărire a listei de participanţi</text:span></text:p>
      <table:table table:name="Table7" table:style-name="Table7">
        <table:table-column table:style-name="Table7.A"/>
        <table:table-column table:style-name="Table7.B"/>
        <table:table-row table:style-name="TableLine94739684248464">
          <table:table-cell table:style-name="Table7.A1" office:value-type="string">
            <text:p text:style-name="P72">Date: cmd, <text:span text:style-name="T35">sort_mode, max_score, min_score</text:span></text:p>
          </table:table-cell>
          <table:table-cell table:style-name="Table7.B1" office:value-type="string">
            <text:p text:style-name="P96"><text:span text:style-name="T8">Rezultate: </text:span><text:span text:style-name="T11">tipărirea listelor cerute</text:span></text:p>
          </table:table-cell>
        </table:table-row>
        <table:table-row table:style-name="TableLine94739684265904">
          <table:table-cell table:style-name="Table7.A2" office:value-type="string">
            <text:p text:style-name="P73"><text:span text:style-name="T35">cmd: </text:span><text:span text:style-name="T36">print_1</text:span></text:p>
            <text:p text:style-name="P83">max_score: 6</text:p>
          </table:table-cell>
          <table:table-cell table:style-name="Table7.B2" office:value-type="string">
            <text:p text:style-name="P83">id: 0</text:p>
            <text:p text:style-name="P83">Score: 4.65</text:p>
            <text:p text:style-name="P83">id:1</text:p>
            <text:p text:style-name="P83">score: 5.99</text:p>
            <text:p text:style-name="P83">id 4</text:p>
            <text:p text:style-name="P83">score 5.67</text:p>
          </table:table-cell>
        </table:table-row>
        <table:table-row table:style-name="Table7.3">
          <table:table-cell table:style-name="Table7.A2" office:value-type="string">
            <text:p text:style-name="P73"><text:span text:style-name="T35">cmd: </text:span><text:span text:style-name="T36">print_2</text:span></text:p>
            <text:p text:style-name="P83">sort_mode: desc</text:p>
          </table:table-cell>
          <table:table-cell table:style-name="Table7.B2" office:value-type="string">
            <text:p text:style-name="P83">id:4</text:p>
            <text:p text:style-name="P83">score: 9.34</text:p>
            <text:p text:style-name="P8">id: 3</text:p>
            <text:p text:style-name="P83">score: 7.89</text:p>
            <text:p text:style-name="P83">id 4</text:p>
            <text:p text:style-name="P83">score 5.99</text:p>
            <text:p text:style-name="P83">id:1</text:p>
            <text:p text:style-name="P83">score: 5.67</text:p>
            <text:p text:style-name="P83">id: 0</text:p>
            <text:p text:style-name="P83">Score: 4.65</text:p>
          </table:table-cell>
        </table:table-row>
        <table:table-row table:style-name="TableLine94739684267712">
          <table:table-cell table:style-name="Table7.A2" office:value-type="string">
            <text:p text:style-name="P73"><text:span text:style-name="T35">cmd: </text:span><text:span text:style-name="T36">print_3</text:span></text:p>
            <text:p text:style-name="P83">sort_mode: asc</text:p>
            <text:p text:style-name="P83">min_score: 5.69</text:p>
          </table:table-cell>
          <table:table-cell table:style-name="Table7.B2" office:value-type="string">
            <text:p text:style-name="P83">id 4</text:p>
            <text:p text:style-name="P83">score 5.99</text:p>
            <text:p text:style-name="P83">id: 3</text:p>
            <text:p text:style-name="P83">score: 7.89</text:p>
            <text:p text:style-name="P83">id:4</text:p>
            <text:p text:style-name="P83">score: 9.34</text:p>
          </table:table-cell>
        </table:table-row>
        <table:table-row table:style-name="Table7.5">
          <table:table-cell table:style-name="Table7.A2" office:value-type="string">
            <text:p text:style-name="P83">cmd: print_4</text:p>
          </table:table-cell>
          <table:table-cell table:style-name="Table7.B2" office:value-type="string">
            <text:p text:style-name="P82">“<text:span text:style-name="T36">invalid command!”</text:span></text:p>
          </table:table-cell>
        </table:table-row>
      </table:table>
      <text:p text:style-name="P16"/>
      <text:p text:style-name="P119"/>
      <text:p text:style-name="P119"/>
      <text:p text:style-name="P108">Lista de activităţi funcţionalitatea <text:span text:style-name="T49">4</text:span></text:p>
      <table:table table:name="Table17" table:style-name="Table17">
        <table:table-column table:style-name="Table17.A"/>
        <table:table-column table:style-name="Table17.B"/>
        <table:table-row table:style-name="TableLine94739634781360">
          <table:table-cell table:style-name="Table17.A1" office:value-type="string">
            <text:p text:style-name="P160">T1</text:p>
          </table:table-cell>
          <table:table-cell table:style-name="Table17.B1" office:value-type="string">
            <text:p text:style-name="P171">Calcularea mediei scorurilor un<text:span text:style-name="T50">ei liste</text:span></text:p>
          </table:table-cell>
        </table:table-row>
        <table:table-row table:style-name="TableLine94739634781360">
          <table:table-cell table:style-name="Table17.A2" office:value-type="string">
            <text:p text:style-name="P160">T2</text:p>
          </table:table-cell>
          <table:table-cell table:style-name="Table17.B2" office:value-type="string">
            <text:p text:style-name="P172">Determinarea scorului minim dintr-o listă</text:p>
          </table:table-cell>
        </table:table-row>
        <table:table-row table:style-name="TableLine94739634781360">
          <table:table-cell table:style-name="Table17.A2" office:value-type="string">
            <text:p text:style-name="P160">T3</text:p>
          </table:table-cell>
          <table:table-cell table:style-name="Table17.B2" office:value-type="string">
            <text:p text:style-name="P172">Determinarea scorurilor care sunt multiplii unui număr</text:p>
          </table:table-cell>
        </table:table-row>
        <text:soft-page-break/>
        <table:table-row table:style-name="TableLine94739634781360">
          <table:table-cell table:style-name="Table17.A2" office:value-type="string">
            <text:p text:style-name="P160">T4</text:p>
          </table:table-cell>
          <table:table-cell table:style-name="Table17.B2" office:value-type="string">
            <text:p text:style-name="P172">Determinarea participanţilor care au scorul multiplu <text:span text:style-name="T52">de 10</text:span></text:p>
          </table:table-cell>
        </table:table-row>
        <table:table-row table:style-name="TableLine94739634781360">
          <table:table-cell table:style-name="Table17.A2" office:value-type="string">
            <text:p text:style-name="P168">T<text:span text:style-name="T50">5</text:span></text:p>
          </table:table-cell>
          <table:table-cell table:style-name="Table17.B2" office:value-type="string">
            <text:p text:style-name="P164">Implementarea interfeţei</text:p>
          </table:table-cell>
        </table:table-row>
      </table:table>
      <text:p text:style-name="P124"/>
      <text:p text:style-name="P20"><text:span text:style-name="T17">Scenariu de rulare pentru funcţionalitatea de </text:span><text:span text:style-name="T43">o</text:span><text:span text:style-name="T37">peraţii pe un subset de participanţi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739684271328">
          <table:table-cell table:style-name="Table8.A1" office:value-type="string">
            <text:p text:style-name="P36"/>
          </table:table-cell>
          <table:table-cell table:style-name="Table8.A1" office:value-type="string">
            <text:p text:style-name="P30">Utilizator</text:p>
          </table:table-cell>
          <table:table-cell table:style-name="Table8.A1" office:value-type="string">
            <text:p text:style-name="P30">Program</text:p>
          </table:table-cell>
          <table:table-cell table:style-name="Table8.D1" office:value-type="string">
            <text:p text:style-name="P30">Descriere</text:p>
          </table:table-cell>
        </table:table-row>
        <table:table-row table:style-name="TableLine94739684319568">
          <table:table-cell table:style-name="Table8.A2" office:value-type="string">
            <text:p text:style-name="P46">a</text:p>
          </table:table-cell>
          <table:table-cell table:style-name="Table8.A2" office:value-type="string">
            <text:p text:style-name="P84">avg_int</text:p>
          </table:table-cell>
          <table:table-cell table:style-name="Table8.A2" office:value-type="string">
            <text:p text:style-name="P60"/>
          </table:table-cell>
          <table:table-cell table:style-name="Table8.D2" office:value-type="string">
            <text:p text:style-name="P97"><text:span text:style-name="T6">Trateză cazul în care trebuie să </text:span><text:span text:style-name="T7">calculeze</text:span><text:span text:style-name="T5"> media scorurilor pentru un interval dat</text:span></text:p>
          </table:table-cell>
        </table:table-row>
        <table:table-row table:style-name="TableLine94739684321840">
          <table:table-cell table:style-name="Table8.A2" office:value-type="string">
            <text:p text:style-name="P66">b</text:p>
          </table:table-cell>
          <table:table-cell table:style-name="Table8.A2" office:value-type="string">
            <text:p text:style-name="P55"/>
          </table:table-cell>
          <table:table-cell table:style-name="Table8.A2" office:value-type="string">
            <text:p text:style-name="P98"><text:span text:style-name="T7">id interval</text:span><text:span text:style-name="T6">:</text:span></text:p>
          </table:table-cell>
          <table:table-cell table:style-name="Table8.D2" office:value-type="string">
            <text:p text:style-name="P50">Cere intervalul de id-uri pentru <text:span text:style-name="T39">calcularea mediei scorurilor pentru un interval dat</text:span></text:p>
          </table:table-cell>
        </table:table-row>
        <table:table-row table:style-name="TableLine94739684322752">
          <table:table-cell table:style-name="Table8.A2" office:value-type="string">
            <text:p text:style-name="P66">c</text:p>
          </table:table-cell>
          <table:table-cell table:style-name="Table8.A2" office:value-type="string">
            <text:p text:style-name="P85">0 5</text:p>
          </table:table-cell>
          <table:table-cell table:style-name="Table8.A2" office:value-type="string">
            <text:p text:style-name="P55"/>
          </table:table-cell>
          <table:table-cell table:style-name="Table8.D2" office:value-type="string">
            <text:p text:style-name="P85">Primeşte intervalul dorit</text:p>
          </table:table-cell>
        </table:table-row>
        <table:table-row table:style-name="TableLine94739684323792">
          <table:table-cell table:style-name="Table8.A2" office:value-type="string">
            <text:p text:style-name="P66">d</text:p>
          </table:table-cell>
          <table:table-cell table:style-name="Table8.A2" office:value-type="string">
            <text:p text:style-name="P30"/>
          </table:table-cell>
          <table:table-cell table:style-name="Table8.A2" office:value-type="string">
            <text:p text:style-name="P85">7.81</text:p>
          </table:table-cell>
          <table:table-cell table:style-name="Table8.D2" office:value-type="string">
            <text:p text:style-name="P55">Tipăreşte informaţia cerută</text:p>
          </table:table-cell>
        </table:table-row>
        <table:table-row table:style-name="TableLine94739684324944">
          <table:table-cell table:style-name="Table8.A2" office:value-type="string">
            <text:p text:style-name="P87">e</text:p>
          </table:table-cell>
          <table:table-cell table:style-name="Table8.A2" office:value-type="string">
            <text:p text:style-name="P85">min_int</text:p>
          </table:table-cell>
          <table:table-cell table:style-name="Table8.A2" office:value-type="string">
            <text:p text:style-name="P42"/>
          </table:table-cell>
          <table:table-cell table:style-name="Table8.D2" office:value-type="string">
            <text:p text:style-name="P56">Trateză cazul în care trebuie să <text:span text:style-name="T39">afle scorul mediu pentru un interval dat</text:span></text:p>
          </table:table-cell>
        </table:table-row>
        <table:table-row table:style-name="TableLine94739684325968">
          <table:table-cell table:style-name="Table8.A2" office:value-type="string">
            <text:p text:style-name="P87">f</text:p>
          </table:table-cell>
          <table:table-cell table:style-name="Table8.A2" office:value-type="string">
            <text:p text:style-name="P46"/>
          </table:table-cell>
          <table:table-cell table:style-name="Table8.A2" office:value-type="string">
            <text:p text:style-name="P56"><text:span text:style-name="T39">id interval</text:span>:</text:p>
          </table:table-cell>
          <table:table-cell table:style-name="Table8.D2" office:value-type="string">
            <text:p text:style-name="P50">Cere intervalul de id-uri pentru <text:span text:style-name="T39">aflarea scorului mediu pentru un interval dat</text:span></text:p>
          </table:table-cell>
        </table:table-row>
        <table:table-row table:style-name="TableLine94739684327040">
          <table:table-cell table:style-name="Table8.A2" office:value-type="string">
            <text:p text:style-name="P87">g</text:p>
          </table:table-cell>
          <table:table-cell table:style-name="Table8.A2" office:value-type="string">
            <text:p text:style-name="P85">avg_int</text:p>
          </table:table-cell>
          <table:table-cell table:style-name="Table8.A2" office:value-type="string">
            <text:p text:style-name="P55"/>
          </table:table-cell>
          <table:table-cell table:style-name="Table8.D2" office:value-type="string">
            <text:p text:style-name="P56">Trateză cazul în care trebuie să <text:span text:style-name="T39">calculeze</text:span><text:span text:style-name="T38"> media scorurilor pentru un interval dat</text:span></text:p>
          </table:table-cell>
        </table:table-row>
        <table:table-row table:style-name="TableLine94739684328112">
          <table:table-cell table:style-name="Table8.A2" office:value-type="string">
            <text:p text:style-name="P64"/>
          </table:table-cell>
          <table:table-cell table:style-name="Table8.A2" office:value-type="string">
            <text:p text:style-name="P55"/>
          </table:table-cell>
          <table:table-cell table:style-name="Table8.A2" office:value-type="string">
            <text:p text:style-name="P70"><text:span text:style-name="T39">id interval</text:span><text:span text:style-name="T40">:</text:span></text:p>
          </table:table-cell>
          <table:table-cell table:style-name="Table8.D2" office:value-type="string">
            <text:p text:style-name="P50">Cere intervalul de id-uri pentru <text:span text:style-name="T39">calcularea mediei scorurilor pentru un interval dat</text:span></text:p>
          </table:table-cell>
        </table:table-row>
        <table:table-row table:style-name="TableLine94739684329104">
          <table:table-cell table:style-name="Table8.A2" office:value-type="string">
            <text:p text:style-name="P87">h</text:p>
          </table:table-cell>
          <table:table-cell table:style-name="Table8.A2" office:value-type="string">
            <text:p text:style-name="P85">6 5</text:p>
          </table:table-cell>
          <table:table-cell table:style-name="Table8.A2" office:value-type="string">
            <text:p text:style-name="P85"><text:span text:style-name="T41">i</text:span>nvalid contest id interval!</text:p>
          </table:table-cell>
          <table:table-cell table:style-name="Table8.D2" office:value-type="string">
            <text:p text:style-name="P85">Primeşte intervalul dorit, dar acesta este unul invalid</text:p>
          </table:table-cell>
        </table:table-row>
        <table:table-row table:style-name="TableLine94739684330176">
          <table:table-cell table:style-name="Table8.A2" office:value-type="string">
            <text:p text:style-name="P87">i</text:p>
          </table:table-cell>
          <table:table-cell table:style-name="Table8.A2" office:value-type="string">
            <text:p text:style-name="P85">mul_10</text:p>
          </table:table-cell>
          <table:table-cell table:style-name="Table8.A2" office:value-type="string">
            <text:p text:style-name="P69"/>
          </table:table-cell>
          <table:table-cell table:style-name="Table8.D2" office:value-type="string">
            <text:p text:style-name="P69"/>
          </table:table-cell>
        </table:table-row>
        <table:table-row table:style-name="TableLine94739684331248">
          <table:table-cell table:style-name="Table8.A2" office:value-type="string">
            <text:p text:style-name="P87">j</text:p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88">id interval:</text:p>
          </table:table-cell>
          <table:table-cell table:style-name="Table8.D2" office:value-type="string">
            <text:p text:style-name="P51">Cere intervalul de id-uri pentru <text:span text:style-name="T39">aflarea scorului mediu pentru un interval dat</text:span></text:p>
          </table:table-cell>
        </table:table-row>
        <table:table-row table:style-name="TableLine94739684332320">
          <table:table-cell table:style-name="Table8.A2" office:value-type="string">
            <text:p text:style-name="P87">k</text:p>
          </table:table-cell>
          <table:table-cell table:style-name="Table8.A2" office:value-type="string">
            <text:p text:style-name="P89">0 5</text:p>
          </table:table-cell>
          <table:table-cell table:style-name="Table8.A2" office:value-type="string">
            <text:p text:style-name="P69"/>
          </table:table-cell>
          <table:table-cell table:style-name="Table8.D2" office:value-type="string">
            <text:p text:style-name="P86">Primeşte intervalul dorit</text:p>
          </table:table-cell>
        </table:table-row>
        <table:table-row table:style-name="TableLine94739684333392">
          <table:table-cell table:style-name="Table8.A2" office:value-type="string">
            <text:p text:style-name="P87">l</text:p>
          </table:table-cell>
          <table:table-cell table:style-name="Table8.A2" office:value-type="string">
            <text:p text:style-name="P69">asc</text:p>
          </table:table-cell>
          <table:table-cell table:style-name="Table8.A2" office:value-type="string">
            <text:p text:style-name="P89">Ids: 1 4 5</text:p>
          </table:table-cell>
          <table:table-cell table:style-name="Table8.D2" office:value-type="string">
            <text:p text:style-name="P89">Se tipăreşte informaţia cerută</text:p>
          </table:table-cell>
        </table:table-row>
      </table:table>
      <text:p text:style-name="P12"/>
      <text:p text:style-name="P12"/>
      <text:p text:style-name="P19"><text:span text:style-name="T30">Cazuri de testare pentru </text:span><text:span text:style-name="T17">funcţionalitatea de </text:span><text:span text:style-name="T43">o</text:span><text:span text:style-name="T37">peraţii pe un subset de participanţi</text:span></text:p>
      <table:table table:name="Table9" table:style-name="Table9">
        <table:table-column table:style-name="Table9.A"/>
        <table:table-column table:style-name="Table9.B"/>
        <table:table-row table:style-name="TableLine94739684337632">
          <table:table-cell table:style-name="Table9.A1" office:value-type="string">
            <text:p text:style-name="P98"><text:span text:style-name="T8">Date: cmd, </text:span><text:span text:style-name="T9">id_interval</text:span></text:p>
          </table:table-cell>
          <table:table-cell table:style-name="Table9.B1" office:value-type="string">
            <text:p text:style-name="P98"><text:span text:style-name="T8">Rezultate: </text:span><text:span text:style-name="T11">operaţii pe un subset de participanţi</text:span></text:p>
          </table:table-cell>
        </table:table-row>
        <table:table-row table:style-name="TableLine94739684349152">
          <table:table-cell table:style-name="Table9.A2" office:value-type="string">
            <text:p text:style-name="P74"><text:span text:style-name="T35">cmd: </text:span><text:span text:style-name="T42">avg_int</text:span></text:p>
            <text:p text:style-name="P89">id_interval: 0 7</text:p>
          </table:table-cell>
          <table:table-cell table:style-name="Table9.B2" office:value-type="string">
            <text:p text:style-name="P89">8.65</text:p>
          </table:table-cell>
        </table:table-row>
        <table:table-row table:style-name="Table9.3">
          <table:table-cell table:style-name="Table9.A2" office:value-type="string">
            <text:p text:style-name="P74"><text:span text:style-name="T35">cmd: </text:span><text:span text:style-name="T42">min_int</text:span></text:p>
            <text:p text:style-name="P89">it_interval: 0 4</text:p>
          </table:table-cell>
          <table:table-cell table:style-name="Table9.B2" office:value-type="string">
            <text:p text:style-name="P89">3.45</text:p>
          </table:table-cell>
        </table:table-row>
        <text:soft-page-break/>
        <table:table-row table:style-name="TableLine94739684350960">
          <table:table-cell table:style-name="Table9.A2" office:value-type="string">
            <text:p text:style-name="P75"><text:span text:style-name="T35">cmd: </text:span><text:span text:style-name="T42">avg_int</text:span></text:p>
            <text:p text:style-name="P89">id_interval: 1 0</text:p>
          </table:table-cell>
          <table:table-cell table:style-name="Table9.B2" office:value-type="string">
            <text:p text:style-name="P89">“invalid contest id interval!”</text:p>
          </table:table-cell>
        </table:table-row>
        <table:table-row table:style-name="Table9.5">
          <table:table-cell table:style-name="Table9.A2" office:value-type="string">
            <text:p text:style-name="P89">Cmd: mul_10</text:p>
            <text:p text:style-name="P89">id_interval: 0 10</text:p>
          </table:table-cell>
          <table:table-cell table:style-name="Table9.B2" office:value-type="string">
            <text:p text:style-name="P89">ids: 5 6 9 10</text:p>
          </table:table-cell>
        </table:table-row>
        <table:table-row table:style-name="Table9.5">
          <table:table-cell table:style-name="Table9.A2" office:value-type="string">
            <text:p text:style-name="P89">cmd: mul_7</text:p>
          </table:table-cell>
          <table:table-cell table:style-name="Table9.B2" office:value-type="string">
            <text:p text:style-name="P89">“invalid command!”</text:p>
          </table:table-cell>
        </table:table-row>
      </table:table>
      <text:p text:style-name="P119"/>
      <text:p text:style-name="P119"/>
      <text:p text:style-name="P109">Lista de activităţi funcţionalitatea <text:span text:style-name="T51">5</text:span></text:p>
      <table:table table:name="Table18" table:style-name="Table18">
        <table:table-column table:style-name="Table18.A"/>
        <table:table-column table:style-name="Table18.B"/>
        <table:table-row table:style-name="TableLine94739713833216">
          <table:table-cell table:style-name="Table18.A1" office:value-type="string">
            <text:p text:style-name="P161">T1</text:p>
          </table:table-cell>
          <table:table-cell table:style-name="Table18.B1" office:value-type="string">
            <text:p text:style-name="P175">Determinarea participanţilor care au scorul mai mic decât un număr dat (cei care nu îndeplinesc această condiţie vor avea scorul oo)</text:p>
          </table:table-cell>
        </table:table-row>
        <table:table-row table:style-name="TableLine94739713833216">
          <table:table-cell table:style-name="Table18.A2" office:value-type="string">
            <text:p text:style-name="P161">T2</text:p>
          </table:table-cell>
          <table:table-cell table:style-name="Table18.B2" office:value-type="string">
            <text:p text:style-name="P175">Determinarea participanţilor care au scorul multiplu a unui alt număr(cei care nu îndeplinesc această condiţie vor avea scorul oo)</text:p>
          </table:table-cell>
        </table:table-row>
        <table:table-row table:style-name="TableLine94739713833216">
          <table:table-cell table:style-name="Table18.A2" office:value-type="string">
            <text:p text:style-name="P161">T3</text:p>
          </table:table-cell>
          <table:table-cell table:style-name="Table18.B2" office:value-type="string">
            <text:p text:style-name="P173">Determinarea scorurilor care sunt multiplii unui număr</text:p>
          </table:table-cell>
        </table:table-row>
        <table:table-row table:style-name="TableLine94739713833216">
          <table:table-cell table:style-name="Table18.A2" office:value-type="string">
            <text:p text:style-name="P161">T4</text:p>
          </table:table-cell>
          <table:table-cell table:style-name="Table18.B2" office:value-type="string">
            <text:p text:style-name="P173">Determinarea participanţilor care au scorul multiplul unui număr</text:p>
          </table:table-cell>
        </table:table-row>
        <table:table-row table:style-name="TableLine94739713833216">
          <table:table-cell table:style-name="Table18.A2" office:value-type="string">
            <text:p text:style-name="P169">T<text:span text:style-name="T50">5</text:span></text:p>
          </table:table-cell>
          <table:table-cell table:style-name="Table18.B2" office:value-type="string">
            <text:p text:style-name="P165">Implementarea interfeţei</text:p>
          </table:table-cell>
        </table:table-row>
      </table:table>
      <text:p text:style-name="P105"/>
      <text:p text:style-name="P25"><text:span text:style-name="T20">Scenariu de rulare pentru funcţionalitatea de </text:span><text:span text:style-name="T25">filtrare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739684353696">
          <table:table-cell table:style-name="Table10.A1" office:value-type="string">
            <text:p text:style-name="P37"/>
          </table:table-cell>
          <table:table-cell table:style-name="Table10.A1" office:value-type="string">
            <text:p text:style-name="P31">Utilizator</text:p>
          </table:table-cell>
          <table:table-cell table:style-name="Table10.A1" office:value-type="string">
            <text:p text:style-name="P31">Program</text:p>
          </table:table-cell>
          <table:table-cell table:style-name="Table10.D1" office:value-type="string">
            <text:p text:style-name="P31">Descriere</text:p>
          </table:table-cell>
        </table:table-row>
        <table:table-row table:style-name="TableLine94739684383808">
          <table:table-cell table:style-name="Table10.A2" office:value-type="string">
            <text:p text:style-name="P47">a</text:p>
          </table:table-cell>
          <table:table-cell table:style-name="Table10.A2" office:value-type="string">
            <text:p text:style-name="P91">filter_1</text:p>
          </table:table-cell>
          <table:table-cell table:style-name="Table10.A2" office:value-type="string">
            <text:p text:style-name="P61"/>
          </table:table-cell>
          <table:table-cell table:style-name="Table10.D2" office:value-type="string">
            <text:p text:style-name="P99"><text:span text:style-name="T6">Trateză cazul în care trebuie să </text:span><text:span text:style-name="T10">filtrăm participanţii cu scorul divizibil cu număr dat</text:span></text:p>
          </table:table-cell>
        </table:table-row>
        <table:table-row table:style-name="TableLine94739684386592">
          <table:table-cell table:style-name="Table10.A2" office:value-type="string">
            <text:p text:style-name="P67">b</text:p>
          </table:table-cell>
          <table:table-cell table:style-name="Table10.A2" office:value-type="string">
            <text:p text:style-name="P57"/>
          </table:table-cell>
          <table:table-cell table:style-name="Table10.A2" office:value-type="string">
            <text:p text:style-name="P99"><text:span text:style-name="T13">m</text:span><text:span text:style-name="T12">ultiple of</text:span><text:span text:style-name="T6">:</text:span></text:p>
          </table:table-cell>
          <table:table-cell table:style-name="Table10.D2" office:value-type="string">
            <text:p text:style-name="P91">Cere numărul cu care scorul trebuie să fie divizibil</text:p>
          </table:table-cell>
        </table:table-row>
        <table:table-row table:style-name="TableLine94739684387504">
          <table:table-cell table:style-name="Table10.A2" office:value-type="string">
            <text:p text:style-name="P67">c</text:p>
          </table:table-cell>
          <table:table-cell table:style-name="Table10.A2" office:value-type="string">
            <text:p text:style-name="P91">7.81</text:p>
          </table:table-cell>
          <table:table-cell table:style-name="Table10.A2" office:value-type="string">
            <text:p text:style-name="P57"/>
          </table:table-cell>
          <table:table-cell table:style-name="Table10.D2" office:value-type="string">
            <text:p text:style-name="P92">Filtrează participanţii care au scorul un multiplu de 7.81</text:p>
          </table:table-cell>
        </table:table-row>
        <table:table-row table:style-name="TableLine94739684388544">
          <table:table-cell table:style-name="Table10.A2" office:value-type="string">
            <text:p text:style-name="P93">d</text:p>
          </table:table-cell>
          <table:table-cell table:style-name="Table10.A2" office:value-type="string">
            <text:p text:style-name="P92">filter_2</text:p>
          </table:table-cell>
          <table:table-cell table:style-name="Table10.A2" office:value-type="string">
            <text:p text:style-name="P43"/>
          </table:table-cell>
          <table:table-cell table:style-name="Table10.D2" office:value-type="string">
            <text:p text:style-name="P57">Trateză cazul în care trebuie să <text:span text:style-name="T39">afle scorul mediu pentru un interval dat</text:span></text:p>
          </table:table-cell>
        </table:table-row>
        <table:table-row table:style-name="TableLine94739684389696">
          <table:table-cell table:style-name="Table10.A2" office:value-type="string">
            <text:p text:style-name="P93">e</text:p>
          </table:table-cell>
          <table:table-cell table:style-name="Table10.A2" office:value-type="string">
            <text:p text:style-name="P47"/>
          </table:table-cell>
          <table:table-cell table:style-name="Table10.A2" office:value-type="string">
            <text:p text:style-name="P92">smaller_than:</text:p>
          </table:table-cell>
          <table:table-cell table:style-name="Table10.D2" office:value-type="string">
            <text:p text:style-name="P52">Cere <text:span text:style-name="T44">scorul după care trebuie filtrată lista de participanţi</text:span></text:p>
          </table:table-cell>
        </table:table-row>
        <table:table-row table:style-name="TableLine94739684390720">
          <table:table-cell table:style-name="Table10.A2" office:value-type="string">
            <text:p text:style-name="P93">f</text:p>
          </table:table-cell>
          <table:table-cell table:style-name="Table10.A2" office:value-type="string">
            <text:p text:style-name="P92">8</text:p>
          </table:table-cell>
          <table:table-cell table:style-name="Table10.A2" office:value-type="string">
            <text:p text:style-name="P57"/>
          </table:table-cell>
          <table:table-cell table:style-name="Table10.D2" office:value-type="string">
            <text:p text:style-name="P92">Filtrează participanţii care au scorul mai mic decât 8</text:p>
          </table:table-cell>
        </table:table-row>
      </table:table>
      <text:p text:style-name="P13"/>
      <text:p text:style-name="P13"/>
      <text:p text:style-name="P13"/>
      <text:p text:style-name="P13"/>
      <text:p text:style-name="P25"><text:span text:style-name="T23">Cazuri de testare pentru </text:span><text:span text:style-name="T20">funcţionalitatea de </text:span><text:span text:style-name="T25">filtrare</text:span></text:p>
      <table:table table:name="Table11" table:style-name="Table11">
        <table:table-column table:style-name="Table11.A"/>
        <table:table-column table:style-name="Table11.B"/>
        <table:table-row table:style-name="TableLine94739684393696">
          <table:table-cell table:style-name="Table11.A1" office:value-type="string">
            <text:p text:style-name="P99"><text:span text:style-name="T8">Date: cmd, </text:span><text:span text:style-name="T11">argument</text:span></text:p>
          </table:table-cell>
          <table:table-cell table:style-name="Table11.B1" office:value-type="string">
            <text:p text:style-name="P99"><text:span text:style-name="T8">Rezultate: </text:span><text:span text:style-name="T11">filtrarea listei de participanţi</text:span></text:p>
          </table:table-cell>
        </table:table-row>
        <text:soft-page-break/>
        <table:table-row table:style-name="TableLine94739684405440">
          <table:table-cell table:style-name="Table11.A2" office:value-type="string">
            <text:p text:style-name="P76"><text:span text:style-name="T35">cmd: </text:span><text:span text:style-name="T44">filter_1</text:span></text:p>
            <text:p text:style-name="P99"><text:span text:style-name="T14">multiple of</text:span><text:span text:style-name="T11">:</text:span><text:span text:style-name="T9"> </text:span><text:span text:style-name="T11">7.81</text:span></text:p>
          </table:table-cell>
          <table:table-cell table:style-name="Table11.B2" office:value-type="string">
            <text:p text:style-name="P90"/>
          </table:table-cell>
        </table:table-row>
        <table:table-row table:style-name="Table11.3">
          <table:table-cell table:style-name="Table11.A2" office:value-type="string">
            <text:p text:style-name="P99"><text:span text:style-name="T4">cmd: </text:span><text:span text:style-name="T11">filter_2</text:span></text:p>
            <text:p text:style-name="P92">smaller than: 8</text:p>
          </table:table-cell>
          <table:table-cell table:style-name="Table11.B2" office:value-type="string">
            <text:p text:style-name="P90"/>
          </table:table-cell>
        </table:table-row>
        <table:table-row table:style-name="TableLine94739684407536">
          <table:table-cell table:style-name="Table11.A2" office:value-type="string">
            <text:p text:style-name="P92">cmd: filter_3</text:p>
          </table:table-cell>
          <table:table-cell table:style-name="Table11.B2" office:value-type="string">
            <text:p text:style-name="P92">“invalid command!”</text:p>
          </table:table-cell>
        </table:table-row>
        <table:table-row table:style-name="Table11.5">
          <table:table-cell table:style-name="Table11.A2" office:value-type="string">
            <text:p text:style-name="P100"><text:span text:style-name="T4">cmd: </text:span><text:span text:style-name="T11">filter_2</text:span></text:p>
            <text:p text:style-name="P92">smaller than: 11</text:p>
          </table:table-cell>
          <table:table-cell table:style-name="Table11.B2" office:value-type="string">
            <text:p text:style-name="P90">“<text:span text:style-name="T45">scores must be between 1 and 10</text:span><text:span text:style-name="T44">!</text:span>”</text:p>
          </table:table-cell>
        </table:table-row>
      </table:table>
      <text:p text:style-name="P117"/>
      <text:p text:style-name="P117"/>
      <text:p text:style-name="P110">Lista de activităţi funcţionalitatea <text:span text:style-name="T51">5</text:span></text:p>
      <table:table table:name="Table19" table:style-name="Table19">
        <table:table-column table:style-name="Table19.A"/>
        <table:table-column table:style-name="Table19.B"/>
        <table:table-row table:style-name="TableLine94739707175424">
          <table:table-cell table:style-name="Table19.A1" office:value-type="string">
            <text:p text:style-name="P162">T1</text:p>
          </table:table-cell>
          <table:table-cell table:style-name="Table19.B1" office:value-type="string">
            <text:p text:style-name="P176">Determinarea funcţiei opuse alteia</text:p>
          </table:table-cell>
        </table:table-row>
        <table:table-row table:style-name="TableLine94739707175424">
          <table:table-cell table:style-name="Table19.A2" office:value-type="string">
            <text:p text:style-name="P162">T2</text:p>
          </table:table-cell>
          <table:table-cell table:style-name="Table19.B2" office:value-type="string">
            <text:p text:style-name="P176">Creaea unor obiecte de tip undo_operation pentru a stoca o singură activitate</text:p>
          </table:table-cell>
        </table:table-row>
        <table:table-row table:style-name="TableLine94739707175424">
          <table:table-cell table:style-name="Table19.A2" office:value-type="string">
            <text:p text:style-name="P162">T3</text:p>
          </table:table-cell>
          <table:table-cell table:style-name="Table19.B2" office:value-type="string">
            <text:p text:style-name="P176">Creaea unor liste de obiecte undo_operation pentru a stoca o operaţie</text:p>
          </table:table-cell>
        </table:table-row>
        <table:table-row table:style-name="TableLine94739707175424">
          <table:table-cell table:style-name="Table19.A2" office:value-type="string">
            <text:p text:style-name="P170">T<text:span text:style-name="T53">4</text:span></text:p>
          </table:table-cell>
          <table:table-cell table:style-name="Table19.B2" office:value-type="string">
            <text:p text:style-name="P166">Implementarea interfeţei</text:p>
          </table:table-cell>
        </table:table-row>
      </table:table>
      <text:p text:style-name="P123"/>
      <text:p text:style-name="P128"><text:span text:style-name="T20">Scenariu de rulare pentru funcţionalitatea de </text:span><text:span text:style-name="T26">undo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Line94739716954848">
          <table:table-cell table:style-name="Table12.A1" office:value-type="string">
            <text:p text:style-name="P131"/>
          </table:table-cell>
          <table:table-cell table:style-name="Table12.A1" office:value-type="string">
            <text:p text:style-name="P132">Utilizator</text:p>
          </table:table-cell>
          <table:table-cell table:style-name="Table12.A1" office:value-type="string">
            <text:p text:style-name="P132">Program</text:p>
          </table:table-cell>
          <table:table-cell table:style-name="Table12.D1" office:value-type="string">
            <text:p text:style-name="P132">Descriere</text:p>
          </table:table-cell>
        </table:table-row>
        <table:table-row table:style-name="TableLine94739715534016">
          <table:table-cell table:style-name="Table12.A2" office:value-type="string">
            <text:p text:style-name="P133">a</text:p>
          </table:table-cell>
          <table:table-cell table:style-name="Table12.A2" office:value-type="string">
            <text:p text:style-name="P141">1</text:p>
            <text:p text:style-name="P141">add</text:p>
            <text:p text:style-name="P141">scores: 1 2 <text:span text:style-name="T46">3</text:span></text:p>
          </table:table-cell>
          <table:table-cell table:style-name="Table12.A2" office:value-type="string">
            <text:p text:style-name="P134"/>
          </table:table-cell>
          <table:table-cell table:style-name="Table12.D2" office:value-type="string">
            <text:p text:style-name="P142"><text:span text:style-name="T43">A</text:span>daugă un participant</text:p>
          </table:table-cell>
        </table:table-row>
        <table:table-row table:style-name="TableLine94739706462640">
          <table:table-cell table:style-name="Table12.A2" office:value-type="string">
            <text:p text:style-name="P135">b</text:p>
          </table:table-cell>
          <table:table-cell table:style-name="Table12.A2" office:value-type="string">
            <text:p text:style-name="P141">1</text:p>
            <text:p text:style-name="P141">add</text:p>
            <text:p text:style-name="P141">scores: 6 7</text:p>
          </table:table-cell>
          <table:table-cell table:style-name="Table12.A2" office:value-type="string">
            <text:p text:style-name="P152"><text:span text:style-name="T6"/></text:p>
          </table:table-cell>
          <table:table-cell table:style-name="Table12.D2" office:value-type="string">
            <text:p text:style-name="P154">Adaugă un participant</text:p>
          </table:table-cell>
        </table:table-row>
        <table:table-row table:style-name="TableLine94739685749424">
          <table:table-cell table:style-name="Table12.A2" office:value-type="string">
            <text:p text:style-name="P135">c</text:p>
          </table:table-cell>
          <table:table-cell table:style-name="Table12.A2" office:value-type="string">
            <text:p text:style-name="P141">1</text:p>
            <text:p text:style-name="P141">add</text:p>
            <text:p text:style-name="P141">scores: 9 1</text:p>
          </table:table-cell>
          <table:table-cell table:style-name="Table12.A2" office:value-type="string">
            <text:p text:style-name="P136"/>
          </table:table-cell>
          <table:table-cell table:style-name="Table12.D2" office:value-type="string">
            <text:p text:style-name="P142">Adaugă un participant</text:p>
          </table:table-cell>
        </table:table-row>
        <table:table-row table:style-name="TableLine94739714307744">
          <table:table-cell table:style-name="Table12.A2" office:value-type="string">
            <text:p text:style-name="P138">d</text:p>
          </table:table-cell>
          <table:table-cell table:style-name="Table12.A2" office:value-type="string">
            <text:p text:style-name="P143">6</text:p>
          </table:table-cell>
          <table:table-cell table:style-name="Table12.A2" office:value-type="string">
            <text:p text:style-name="P139"/>
          </table:table-cell>
          <table:table-cell table:style-name="Table12.D2" office:value-type="string">
            <text:p text:style-name="P143">Face undo</text:p>
          </table:table-cell>
        </table:table-row>
        <table:table-row table:style-name="TableLine94739713703376">
          <table:table-cell table:style-name="Table12.A2" office:value-type="string">
            <text:p text:style-name="P138">e</text:p>
          </table:table-cell>
          <table:table-cell table:style-name="Table12.A2" office:value-type="string">
            <text:p text:style-name="P143">2</text:p>
            <text:p text:style-name="P143">print_2</text:p>
            <text:p text:style-name="P143">asc or desc: asc</text:p>
          </table:table-cell>
          <table:table-cell table:style-name="Table12.A2" office:value-type="string">
            <text:p text:style-name="P143">Id: 0</text:p>
            <text:p text:style-name="P143">score: 2</text:p>
            <text:p text:style-name="P143">id: 1</text:p>
            <text:p text:style-name="P143">score: 6.5</text:p>
          </table:table-cell>
          <table:table-cell table:style-name="Table12.D2" office:value-type="string">
            <text:p text:style-name="P143">Afisează participanţii în ordine crescătoare</text:p>
          </table:table-cell>
        </table:table-row>
        <table:table-row table:style-name="TableLine94739716903328">
          <table:table-cell table:style-name="Table12.A2" office:value-type="string">
            <text:p text:style-name="P138">f</text:p>
          </table:table-cell>
          <table:table-cell table:style-name="Table12.A2" office:value-type="string">
            <text:p text:style-name="P143">6</text:p>
          </table:table-cell>
          <table:table-cell table:style-name="Table12.A2" office:value-type="string">
            <text:p text:style-name="P136"/>
          </table:table-cell>
          <table:table-cell table:style-name="Table12.D2" office:value-type="string">
            <text:p text:style-name="P143">Face undo</text:p>
          </table:table-cell>
        </table:table-row>
        <table:table-row table:style-name="TableLine94739716903328">
          <table:table-cell table:style-name="Table12.A2" office:value-type="string">
            <text:p text:style-name="P144">g</text:p>
          </table:table-cell>
          <table:table-cell table:style-name="Table12.A2" office:value-type="string">
            <text:p text:style-name="P143">6</text:p>
          </table:table-cell>
          <table:table-cell table:style-name="Table12.A2" office:value-type="string">
            <text:p text:style-name="P136"/>
          </table:table-cell>
          <table:table-cell table:style-name="Table12.D2" office:value-type="string">
            <text:p text:style-name="P143">Face undo</text:p>
          </table:table-cell>
        </table:table-row>
        <table:table-row table:style-name="TableLine94739716903328">
          <table:table-cell table:style-name="Table12.A2" office:value-type="string">
            <text:p text:style-name="P145">h</text:p>
          </table:table-cell>
          <table:table-cell table:style-name="Table12.A2" office:value-type="string">
            <text:p text:style-name="P143">2</text:p>
            <text:p text:style-name="P143">print_2</text:p>
            <text:p text:style-name="P143">asc or desc: asc</text:p>
          </table:table-cell>
          <table:table-cell table:style-name="Table12.A2" office:value-type="string">
            <text:p text:style-name="P143">no participants!</text:p>
          </table:table-cell>
          <table:table-cell table:style-name="Table12.D2" office:value-type="string">
            <text:p text:style-name="P143">Afisează participanţii în ordine crescătoare, dar nu mai există participanţi</text:p>
          </table:table-cell>
        </table:table-row>
        <text:soft-page-break/>
        <table:table-row table:style-name="TableLine94739716903328">
          <table:table-cell table:style-name="Table12.A2" office:value-type="string">
            <text:p text:style-name="P145">i</text:p>
          </table:table-cell>
          <table:table-cell table:style-name="Table12.A2" office:value-type="string">
            <text:p text:style-name="P146">6</text:p>
          </table:table-cell>
          <table:table-cell table:style-name="Table12.A2" office:value-type="string">
            <text:p text:style-name="P146">no previous actions!</text:p>
          </table:table-cell>
          <table:table-cell table:style-name="Table12.D2" office:value-type="string">
            <text:p text:style-name="P143"/>
          </table:table-cell>
        </table:table-row>
      </table:table>
      <text:p text:style-name="P122"/>
      <text:p text:style-name="P122"/>
      <text:p text:style-name="P128"><text:span text:style-name="T23">Cazuri de testare pentru </text:span><text:span text:style-name="T20">funcţionalitatea de </text:span><text:span text:style-name="T26">undo</text:span></text:p>
      <table:table table:name="Table13" table:style-name="Table13">
        <table:table-column table:style-name="Table13.A"/>
        <table:table-column table:style-name="Table13.B"/>
        <table:table-row table:style-name="TableLine94739714309856">
          <table:table-cell table:style-name="Table13.A1" office:value-type="string">
            <text:p text:style-name="P152"><text:span text:style-name="T8">Date: cmd, </text:span><text:span text:style-name="T15">scores</text:span></text:p>
          </table:table-cell>
          <table:table-cell table:style-name="Table13.B1" office:value-type="string">
            <text:p text:style-name="P152"><text:span text:style-name="T8">Rezultate: </text:span><text:span text:style-name="T11">filtrarea listei de participanţi</text:span></text:p>
          </table:table-cell>
        </table:table-row>
        <table:table-row table:style-name="TableLine94739714411280">
          <table:table-cell table:style-name="Table13.A2" office:value-type="string">
            <text:p text:style-name="P141"><text:span text:style-name="T47">cmd:</text:span>1 add</text:p>
            <text:p text:style-name="P141">scores: 1 2 <text:span text:style-name="T46">3</text:span></text:p>
          </table:table-cell>
          <table:table-cell table:style-name="Table13.B2" office:value-type="string">
            <text:p text:style-name="P140"/>
          </table:table-cell>
        </table:table-row>
        <table:table-row table:style-name="Table13.3">
          <table:table-cell table:style-name="Table13.A2" office:value-type="string">
            <text:p text:style-name="P141"><text:span text:style-name="T47">cmd: </text:span>1 add</text:p>
            <text:p text:style-name="P141">scores: 6 7</text:p>
          </table:table-cell>
          <table:table-cell table:style-name="Table13.B2" office:value-type="string">
            <text:p text:style-name="P140"/>
          </table:table-cell>
        </table:table-row>
        <table:table-row table:style-name="TableLine94739715398896">
          <table:table-cell table:style-name="Table13.A2" office:value-type="string">
            <text:p text:style-name="P137"><text:span text:style-name="T47">c</text:span>md: <text:span text:style-name="T47">5 </text:span>filter_<text:span text:style-name="T47">2</text:span></text:p>
            <text:p text:style-name="P147">smaller than: 5</text:p>
          </table:table-cell>
          <table:table-cell table:style-name="Table13.B2" office:value-type="string">
            <text:p text:style-name="P137"/>
          </table:table-cell>
        </table:table-row>
        <table:table-row table:style-name="Table13.5">
          <table:table-cell table:style-name="Table13.A2" office:value-type="string">
            <text:p text:style-name="P152"><text:span text:style-name="T15">c</text:span><text:span text:style-name="T4">md:</text:span><text:span text:style-name="T11"> </text:span><text:span text:style-name="T16">3</text:span><text:span text:style-name="T15"> print_2</text:span></text:p>
            <text:p text:style-name="P147">asc or desc: asc</text:p>
          </table:table-cell>
          <table:table-cell table:style-name="Table13.B2" office:value-type="string">
            <text:p text:style-name="P147">id: 0</text:p>
            <text:p text:style-name="P147">scores: 2</text:p>
            <text:p text:style-name="P147"/>
          </table:table-cell>
        </table:table-row>
        <table:table-row table:style-name="Table13.5">
          <table:table-cell table:style-name="Table13.A2" office:value-type="string">
            <text:p text:style-name="P147">6</text:p>
          </table:table-cell>
          <table:table-cell table:style-name="Table13.B2" office:value-type="string">
            <text:p text:style-name="P140"/>
          </table:table-cell>
        </table:table-row>
        <table:table-row table:style-name="Table13.5">
          <table:table-cell table:style-name="Table13.A2" office:value-type="string">
            <text:p text:style-name="P153"><text:span text:style-name="T15">c</text:span><text:span text:style-name="T4">md:</text:span><text:span text:style-name="T11"> </text:span><text:span text:style-name="T16">3</text:span><text:span text:style-name="T15"> print_2</text:span></text:p>
            <text:p text:style-name="P147">asc or desc: asc</text:p>
          </table:table-cell>
          <table:table-cell table:style-name="Table13.B2" office:value-type="string">
            <text:p text:style-name="P148">id: 0</text:p>
            <text:p text:style-name="P148">scores: 2</text:p>
            <text:p text:style-name="P147">id: 1</text:p>
            <text:p text:style-name="P147">scores: 6.5</text:p>
          </table:table-cell>
        </table:table-row>
        <table:table-row table:style-name="Table13.5">
          <table:table-cell table:style-name="Table13.A2" office:value-type="string">
            <text:p text:style-name="P155">6</text:p>
          </table:table-cell>
          <table:table-cell table:style-name="Table13.B2" office:value-type="string">
            <text:p text:style-name="P148"/>
          </table:table-cell>
        </table:table-row>
        <table:table-row table:style-name="Table13.5">
          <table:table-cell table:style-name="Table13.A2" office:value-type="string">
            <text:p text:style-name="P155">6</text:p>
          </table:table-cell>
          <table:table-cell table:style-name="Table13.B2" office:value-type="string">
            <text:p text:style-name="P149"/>
          </table:table-cell>
        </table:table-row>
        <table:table-row table:style-name="Table13.5">
          <table:table-cell table:style-name="Table13.A2" office:value-type="string">
            <text:p text:style-name="P156">6</text:p>
          </table:table-cell>
          <table:table-cell table:style-name="Table13.B2" office:value-type="string">
            <text:p text:style-name="P150">no previous actions!</text:p>
          </table:table-cell>
        </table:table-row>
      </table:table>
      <text:p text:style-name="P1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6T16:17:12.131214327</meta:creation-date>
    <dc:date>2021-10-31T16:39:37.002612126</dc:date>
    <meta:editing-duration>PT5H8M43S</meta:editing-duration>
    <meta:editing-cycles>44</meta:editing-cycles>
    <meta:generator>LibreOffice/6.4.7.2$Linux_X86_64 LibreOffice_project/40$Build-2</meta:generator>
    <meta:document-statistic meta:table-count="19" meta:image-count="0" meta:object-count="0" meta:page-count="10" meta:paragraph-count="481" meta:word-count="1778" meta:character-count="10438" meta:non-whitespace-character-count="9154"/>
  </office:meta>
</office:document-meta>
</file>